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kill_5f_mean">
      <style:table-properties table:display="true" style:writing-mode="lr-tb"/>
    </style:style>
    <style:style style:name="ta2" style:family="table" style:master-page-name="PageStyle_5f_skill_5f_per_5f_horizon">
      <style:table-properties table:display="true" style:writing-mode="lr-tb"/>
    </style:style>
    <style:style style:name="ta3" style:family="table" style:master-page-name="PageStyle_5f_rmse_5f_per_5f_horizon">
      <style:table-properties table:display="true" style:writing-mode="lr-tb"/>
    </style:style>
    <style:style style:name="ta4" style:family="table" style:master-page-name="PageStyle_5f_excluded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kill_mean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float" office:value="-0.269962533702489" calcext:value-type="float">
            <text:p>-0.269962533702489</text:p>
          </table:table-cell>
          <table:table-cell office:value-type="float" office:value="-1.66137135751818" calcext:value-type="float">
            <text:p>-1.66137135751818</text:p>
          </table:table-cell>
          <table:table-cell office:value-type="float" office:value="-0.587918200256449" calcext:value-type="float">
            <text:p>-0.587918200256449</text:p>
          </table:table-cell>
          <table:table-cell office:value-type="float" office:value="-2.62075174991427" calcext:value-type="float">
            <text:p>-2.62075174991427</text:p>
          </table:table-cell>
          <table:table-cell office:value-type="float" office:value="-1.32510190738887" calcext:value-type="float">
            <text:p>-1.32510190738887</text:p>
          </table:table-cell>
          <table:table-cell office:value-type="float" office:value="-0.269962533702489" calcext:value-type="float">
            <text:p>-0.269962533702489</text:p>
          </table:table-cell>
          <table:table-cell office:value-type="float" office:value="-1.32510190738887" calcext:value-type="float">
            <text:p>-1.32510190738887</text:p>
          </table:table-cell>
          <table:table-cell office:value-type="float" office:value="-0.65855807397916" calcext:value-type="float">
            <text:p>-0.65855807397916</text:p>
          </table:table-cell>
          <table:table-cell office:value-type="float" office:value="-1.58487384549106" calcext:value-type="float">
            <text:p>-1.58487384549106</text:p>
          </table:table-cell>
          <table:table-cell office:value-type="float" office:value="-0.298250986873103" calcext:value-type="float">
            <text:p>-0.298250986873103</text:p>
          </table:table-cell>
          <table:table-cell office:value-type="float" office:value="-1.06018530962149" calcext:value-type="float">
            <text:p>-1.06018530962149</text:p>
          </table:table-cell>
          <table:table-cell office:value-type="float" office:value="0.776476413630045" calcext:value-type="float">
            <text:p>0.776476413630045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float" office:value="-2.76989419291572" calcext:value-type="float">
            <text:p>-2.76989419291572</text:p>
          </table:table-cell>
          <table:table-cell office:value-type="float" office:value="-1.36957315402789" calcext:value-type="float">
            <text:p>-1.36957315402789</text:p>
          </table:table-cell>
          <table:table-cell office:value-type="float" office:value="-3.09989381955139" calcext:value-type="float">
            <text:p>-3.09989381955139</text:p>
          </table:table-cell>
          <table:table-cell office:value-type="float" office:value="-13.3425848594591" calcext:value-type="float">
            <text:p>-13.3425848594591</text:p>
          </table:table-cell>
          <table:table-cell office:value-type="float" office:value="-7.20764224072392" calcext:value-type="float">
            <text:p>-7.20764224072392</text:p>
          </table:table-cell>
          <table:table-cell office:value-type="float" office:value="-3.31427391061331" calcext:value-type="float">
            <text:p>-3.31427391061331</text:p>
          </table:table-cell>
          <table:table-cell office:value-type="float" office:value="-3.91469750779077" calcext:value-type="float">
            <text:p>-3.91469750779077</text:p>
          </table:table-cell>
          <table:table-cell office:value-type="float" office:value="-1.59773832143272" calcext:value-type="float">
            <text:p>-1.59773832143272</text:p>
          </table:table-cell>
          <table:table-cell office:value-type="float" office:value="-2.4096258850228" calcext:value-type="float">
            <text:p>-2.4096258850228</text:p>
          </table:table-cell>
          <table:table-cell office:value-type="float" office:value="-1.04567779018308" calcext:value-type="float">
            <text:p>-1.04567779018308</text:p>
          </table:table-cell>
          <table:table-cell office:value-type="float" office:value="-4.00716016817207" calcext:value-type="float">
            <text:p>-4.00716016817207</text:p>
          </table:table-cell>
          <table:table-cell office:value-type="float" office:value="3.71663695425293" calcext:value-type="float">
            <text:p>3.71663695425293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float" office:value="-15.1358230235277" calcext:value-type="float">
            <text:p>-15.1358230235277</text:p>
          </table:table-cell>
          <table:table-cell office:value-type="float" office:value="-0.756995076509342" calcext:value-type="float">
            <text:p>-0.756995076509342</text:p>
          </table:table-cell>
          <table:table-cell office:value-type="float" office:value="-3.5131658426341" calcext:value-type="float">
            <text:p>-3.5131658426341</text:p>
          </table:table-cell>
          <table:table-cell office:value-type="float" office:value="-1.7539373367123" calcext:value-type="float">
            <text:p>-1.7539373367123</text:p>
          </table:table-cell>
          <table:table-cell office:value-type="float" office:value="-2.06467886260725" calcext:value-type="float">
            <text:p>-2.06467886260725</text:p>
          </table:table-cell>
          <table:table-cell office:value-type="float" office:value="-0.466200451188514" calcext:value-type="float">
            <text:p>-0.466200451188514</text:p>
          </table:table-cell>
          <table:table-cell office:value-type="float" office:value="-4.03552293139612" calcext:value-type="float">
            <text:p>-4.03552293139612</text:p>
          </table:table-cell>
          <table:table-cell office:value-type="float" office:value="-2.10500959350813" calcext:value-type="float">
            <text:p>-2.10500959350813</text:p>
          </table:table-cell>
          <table:table-cell office:value-type="float" office:value="-2.51324062626218" calcext:value-type="float">
            <text:p>-2.51324062626218</text:p>
          </table:table-cell>
          <table:table-cell office:value-type="float" office:value="-1.05164692628993" calcext:value-type="float">
            <text:p>-1.05164692628993</text:p>
          </table:table-cell>
          <table:table-cell office:value-type="float" office:value="-3.33962206706356" calcext:value-type="float">
            <text:p>-3.33962206706356</text:p>
          </table:table-cell>
          <table:table-cell office:value-type="float" office:value="4.29693879593675" calcext:value-type="float">
            <text:p>4.29693879593675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float" office:value="-6.27775815447717" calcext:value-type="float">
            <text:p>-6.27775815447717</text:p>
          </table:table-cell>
          <table:table-cell office:value-type="float" office:value="-2.69024598680282" calcext:value-type="float">
            <text:p>-2.69024598680282</text:p>
          </table:table-cell>
          <table:table-cell office:value-type="float" office:value="-6.30961521940557" calcext:value-type="float">
            <text:p>-6.30961521940557</text:p>
          </table:table-cell>
          <table:table-cell office:value-type="float" office:value="-2.04839939080155" calcext:value-type="float">
            <text:p>-2.04839939080155</text:p>
          </table:table-cell>
          <table:table-cell office:value-type="float" office:value="-4.33131302883013" calcext:value-type="float">
            <text:p>-4.33131302883013</text:p>
          </table:table-cell>
          <table:table-cell office:value-type="float" office:value="-5.23960545395123" calcext:value-type="float">
            <text:p>-5.23960545395123</text:p>
          </table:table-cell>
          <table:table-cell office:value-type="float" office:value="-2.89631031365147" calcext:value-type="float">
            <text:p>-2.89631031365147</text:p>
          </table:table-cell>
          <table:table-cell office:value-type="float" office:value="-4.91614404395951" calcext:value-type="float">
            <text:p>-4.91614404395951</text:p>
          </table:table-cell>
          <table:table-cell office:value-type="float" office:value="-3.78960783264272" calcext:value-type="float">
            <text:p>-3.78960783264272</text:p>
          </table:table-cell>
          <table:table-cell office:value-type="float" office:value="-2.65294114729506" calcext:value-type="float">
            <text:p>-2.65294114729506</text:p>
          </table:table-cell>
          <table:table-cell office:value-type="float" office:value="-4.11519405718172" calcext:value-type="float">
            <text:p>-4.11519405718172</text:p>
          </table:table-cell>
          <table:table-cell office:value-type="float" office:value="1.54476469733225" calcext:value-type="float">
            <text:p>1.54476469733225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float" office:value="-1.4055291456456" calcext:value-type="float">
            <text:p>-1.4055291456456</text:p>
          </table:table-cell>
          <table:table-cell office:value-type="float" office:value="-4.04192310403708" calcext:value-type="float">
            <text:p>-4.04192310403708</text:p>
          </table:table-cell>
          <table:table-cell office:value-type="float" office:value="-5.62618877286056" calcext:value-type="float">
            <text:p>-5.62618877286056</text:p>
          </table:table-cell>
          <table:table-cell office:value-type="float" office:value="-11.0706458194356" calcext:value-type="float">
            <text:p>-11.0706458194356</text:p>
          </table:table-cell>
          <table:table-cell office:value-type="float" office:value="-1.35959182543149" calcext:value-type="float">
            <text:p>-1.35959182543149</text:p>
          </table:table-cell>
          <table:table-cell office:value-type="float" office:value="-0.128606509482193" calcext:value-type="float">
            <text:p>-0.128606509482193</text:p>
          </table:table-cell>
          <table:table-cell office:value-type="float" office:value="-5.91484823848267" calcext:value-type="float">
            <text:p>-5.91484823848267</text:p>
          </table:table-cell>
          <table:table-cell office:value-type="float" office:value="-2.93558852053238" calcext:value-type="float">
            <text:p>-2.93558852053238</text:p>
          </table:table-cell>
          <table:table-cell office:value-type="float" office:value="-11.0919873894933" calcext:value-type="float">
            <text:p>-11.0919873894933</text:p>
          </table:table-cell>
          <table:table-cell office:value-type="float" office:value="-3.29794653871843" calcext:value-type="float">
            <text:p>-3.29794653871843</text:p>
          </table:table-cell>
          <table:table-cell office:value-type="float" office:value="-4.68728558641193" calcext:value-type="float">
            <text:p>-4.68728558641193</text:p>
          </table:table-cell>
          <table:table-cell office:value-type="float" office:value="3.83255306077285" calcext:value-type="float">
            <text:p>3.83255306077285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float" office:value="-5.45412324883627" calcext:value-type="float">
            <text:p>-5.45412324883627</text:p>
          </table:table-cell>
          <table:table-cell office:value-type="float" office:value="-3.20975206959795" calcext:value-type="float">
            <text:p>-3.20975206959795</text:p>
          </table:table-cell>
          <table:table-cell office:value-type="float" office:value="-6.19338038479645" calcext:value-type="float">
            <text:p>-6.19338038479645</text:p>
          </table:table-cell>
          <table:table-cell office:value-type="float" office:value="-12.3684205795096" calcext:value-type="float">
            <text:p>-12.3684205795096</text:p>
          </table:table-cell>
          <table:table-cell office:value-type="float" office:value="-9.57319798398131" calcext:value-type="float">
            <text:p>-9.57319798398131</text:p>
          </table:table-cell>
          <table:table-cell office:value-type="float" office:value="-5.23096371177608" calcext:value-type="float">
            <text:p>-5.23096371177608</text:p>
          </table:table-cell>
          <table:table-cell office:value-type="float" office:value="-14.1947009965385" calcext:value-type="float">
            <text:p>-14.1947009965385</text:p>
          </table:table-cell>
          <table:table-cell office:value-type="float" office:value="-4.65401851014243" calcext:value-type="float">
            <text:p>-4.65401851014243</text:p>
          </table:table-cell>
          <table:table-cell office:value-type="float" office:value="-1.69002717690379" calcext:value-type="float">
            <text:p>-1.69002717690379</text:p>
          </table:table-cell>
          <table:table-cell office:value-type="float" office:value="-5.67702306873678" calcext:value-type="float">
            <text:p>-5.67702306873678</text:p>
          </table:table-cell>
          <table:table-cell office:value-type="float" office:value="-6.82456077308191" calcext:value-type="float">
            <text:p>-6.82456077308191</text:p>
          </table:table-cell>
          <table:table-cell office:value-type="float" office:value="3.98445267368141" calcext:value-type="float">
            <text:p>3.98445267368141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float" office:value="-9.15573385180496" calcext:value-type="float">
            <text:p>-9.15573385180496</text:p>
          </table:table-cell>
          <table:table-cell office:value-type="float" office:value="-7.26974116914976" calcext:value-type="float">
            <text:p>-7.26974116914976</text:p>
          </table:table-cell>
          <table:table-cell office:value-type="float" office:value="-13.1479290244542" calcext:value-type="float">
            <text:p>-13.1479290244542</text:p>
          </table:table-cell>
          <table:table-cell office:value-type="float" office:value="-7.97234746222359" calcext:value-type="float">
            <text:p>-7.97234746222359</text:p>
          </table:table-cell>
          <table:table-cell office:value-type="float" office:value="-8.57081097567421" calcext:value-type="float">
            <text:p>-8.57081097567421</text:p>
          </table:table-cell>
          <table:table-cell office:value-type="float" office:value="-13.4792560138109" calcext:value-type="float">
            <text:p>-13.4792560138109</text:p>
          </table:table-cell>
          <table:table-cell office:value-type="float" office:value="-7.34042734321758" calcext:value-type="float">
            <text:p>-7.34042734321758</text:p>
          </table:table-cell>
          <table:table-cell office:value-type="float" office:value="-8.47666684554974" calcext:value-type="float">
            <text:p>-8.47666684554974</text:p>
          </table:table-cell>
          <table:table-cell office:value-type="float" office:value="-3.95472373462165" calcext:value-type="float">
            <text:p>-3.95472373462165</text:p>
          </table:table-cell>
          <table:table-cell office:value-type="float" office:value="-12.5637297422804" calcext:value-type="float">
            <text:p>-12.5637297422804</text:p>
          </table:table-cell>
          <table:table-cell office:value-type="float" office:value="-9.1931366162787" calcext:value-type="float">
            <text:p>-9.1931366162787</text:p>
          </table:table-cell>
          <table:table-cell office:value-type="float" office:value="3.02466517850818" calcext:value-type="float">
            <text:p>3.02466517850818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float" office:value="-21.7265897170437" calcext:value-type="float">
            <text:p>-21.7265897170437</text:p>
          </table:table-cell>
          <table:table-cell office:value-type="float" office:value="-4.74416334201255" calcext:value-type="float">
            <text:p>-4.74416334201255</text:p>
          </table:table-cell>
          <table:table-cell office:value-type="float" office:value="-2.32179970230583" calcext:value-type="float">
            <text:p>-2.32179970230583</text:p>
          </table:table-cell>
          <table:table-cell office:value-type="float" office:value="-10.102905298535" calcext:value-type="float">
            <text:p>-10.102905298535</text:p>
          </table:table-cell>
          <table:table-cell office:value-type="float" office:value="-9.14372572472498" calcext:value-type="float">
            <text:p>-9.14372572472498</text:p>
          </table:table-cell>
          <table:table-cell office:value-type="float" office:value="-11.4114804755745" calcext:value-type="float">
            <text:p>-11.4114804755745</text:p>
          </table:table-cell>
          <table:table-cell office:value-type="float" office:value="-12.8591172702581" calcext:value-type="float">
            <text:p>-12.8591172702581</text:p>
          </table:table-cell>
          <table:table-cell office:value-type="float" office:value="-12.2050284942397" calcext:value-type="float">
            <text:p>-12.2050284942397</text:p>
          </table:table-cell>
          <table:table-cell office:value-type="float" office:value="-12.6729758888856" calcext:value-type="float">
            <text:p>-12.6729758888856</text:p>
          </table:table-cell>
          <table:table-cell office:value-type="float" office:value="-15.9038195182375" calcext:value-type="float">
            <text:p>-15.9038195182375</text:p>
          </table:table-cell>
          <table:table-cell office:value-type="float" office:value="-11.3091605431817" calcext:value-type="float">
            <text:p>-11.3091605431817</text:p>
          </table:table-cell>
          <table:table-cell office:value-type="float" office:value="5.42345862793668" calcext:value-type="float">
            <text:p>5.42345862793668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float" office:value="-10.6591381998381" calcext:value-type="float">
            <text:p>-10.6591381998381</text:p>
          </table:table-cell>
          <table:table-cell office:value-type="float" office:value="-3.56228610992172" calcext:value-type="float">
            <text:p>-3.56228610992172</text:p>
          </table:table-cell>
          <table:table-cell office:value-type="float" office:value="-14.0447890120716" calcext:value-type="float">
            <text:p>-14.0447890120716</text:p>
          </table:table-cell>
          <table:table-cell office:value-type="float" office:value="-5.65679275305257" calcext:value-type="float">
            <text:p>-5.65679275305257</text:p>
          </table:table-cell>
          <table:table-cell office:value-type="float" office:value="-14.4741694938111" calcext:value-type="float">
            <text:p>-14.4741694938111</text:p>
          </table:table-cell>
          <table:table-cell office:value-type="float" office:value="-8.65895519654556" calcext:value-type="float">
            <text:p>-8.65895519654556</text:p>
          </table:table-cell>
          <table:table-cell office:value-type="float" office:value="-2.59055313396287" calcext:value-type="float">
            <text:p>-2.59055313396287</text:p>
          </table:table-cell>
          <table:table-cell office:value-type="float" office:value="-7.65018814038994" calcext:value-type="float">
            <text:p>-7.65018814038994</text:p>
          </table:table-cell>
          <table:table-cell office:value-type="float" office:value="-6.28253764837581" calcext:value-type="float">
            <text:p>-6.28253764837581</text:p>
          </table:table-cell>
          <table:table-cell office:value-type="float" office:value="-21.0249371493401" calcext:value-type="float">
            <text:p>-21.0249371493401</text:p>
          </table:table-cell>
          <table:table-cell office:value-type="float" office:value="-9.46043468373095" calcext:value-type="float">
            <text:p>-9.46043468373095</text:p>
          </table:table-cell>
          <table:table-cell office:value-type="float" office:value="5.69403158556744" calcext:value-type="float">
            <text:p>5.69403158556744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float" office:value="-9.198581513567" calcext:value-type="float">
            <text:p>-9.198581513567</text:p>
          </table:table-cell>
          <table:table-cell office:value-type="float" office:value="-8.69880933788789" calcext:value-type="float">
            <text:p>-8.69880933788789</text:p>
          </table:table-cell>
          <table:table-cell office:value-type="float" office:value="-22.6856602088578" calcext:value-type="float">
            <text:p>-22.6856602088578</text:p>
          </table:table-cell>
          <table:table-cell office:value-type="float" office:value="-13.5370977427551" calcext:value-type="float">
            <text:p>-13.5370977427551</text:p>
          </table:table-cell>
          <table:table-cell office:value-type="float" office:value="-9.01916235000258" calcext:value-type="float">
            <text:p>-9.01916235000258</text:p>
          </table:table-cell>
          <table:table-cell office:value-type="float" office:value="-14.5485030836502" calcext:value-type="float">
            <text:p>-14.5485030836502</text:p>
          </table:table-cell>
          <table:table-cell office:value-type="float" office:value="-4.7567277728689" calcext:value-type="float">
            <text:p>-4.7567277728689</text:p>
          </table:table-cell>
          <table:table-cell office:value-type="float" office:value="-9.82671545901354" calcext:value-type="float">
            <text:p>-9.82671545901354</text:p>
          </table:table-cell>
          <table:table-cell office:value-type="float" office:value="-24.4357373220344" calcext:value-type="float">
            <text:p>-24.4357373220344</text:p>
          </table:table-cell>
          <table:table-cell office:value-type="float" office:value="-10.3474647894798" calcext:value-type="float">
            <text:p>-10.3474647894798</text:p>
          </table:table-cell>
          <table:table-cell office:value-type="float" office:value="-12.7054459580117" calcext:value-type="float">
            <text:p>-12.7054459580117</text:p>
          </table:table-cell>
          <table:table-cell office:value-type="float" office:value="6.32685742228257" calcext:value-type="float">
            <text:p>6.32685742228257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float" office:value="-12.15528270364" calcext:value-type="float">
            <text:p>-12.15528270364</text:p>
          </table:table-cell>
          <table:table-cell office:value-type="float" office:value="-7.95093053367344" calcext:value-type="float">
            <text:p>-7.95093053367344</text:p>
          </table:table-cell>
          <table:table-cell office:value-type="float" office:value="-12.7967271878975" calcext:value-type="float">
            <text:p>-12.7967271878975</text:p>
          </table:table-cell>
          <table:table-cell office:value-type="float" office:value="-7.37107824547301" calcext:value-type="float">
            <text:p>-7.37107824547301</text:p>
          </table:table-cell>
          <table:table-cell office:value-type="float" office:value="-13.5796703993454" calcext:value-type="float">
            <text:p>-13.5796703993454</text:p>
          </table:table-cell>
          <table:table-cell office:value-type="float" office:value="-14.8311432378373" calcext:value-type="float">
            <text:p>-14.8311432378373</text:p>
          </table:table-cell>
          <table:table-cell office:value-type="float" office:value="-1.90847685081771" calcext:value-type="float">
            <text:p>-1.90847685081771</text:p>
          </table:table-cell>
          <table:table-cell office:value-type="float" office:value="-9.01396100949846" calcext:value-type="float">
            <text:p>-9.01396100949846</text:p>
          </table:table-cell>
          <table:table-cell office:value-type="float" office:value="-9.74709496605474" calcext:value-type="float">
            <text:p>-9.74709496605474</text:p>
          </table:table-cell>
          <table:table-cell office:value-type="float" office:value="-19.6366775312071" calcext:value-type="float">
            <text:p>-19.6366775312071</text:p>
          </table:table-cell>
          <table:table-cell office:value-type="float" office:value="-10.8991042665445" calcext:value-type="float">
            <text:p>-10.8991042665445</text:p>
          </table:table-cell>
          <table:table-cell office:value-type="float" office:value="4.84219276152478" calcext:value-type="float">
            <text:p>4.84219276152478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float" office:value="-12.4730100636799" calcext:value-type="float">
            <text:p>-12.4730100636799</text:p>
          </table:table-cell>
          <table:table-cell office:value-type="float" office:value="-15.7935775125052" calcext:value-type="float">
            <text:p>-15.7935775125052</text:p>
          </table:table-cell>
          <table:table-cell office:value-type="float" office:value="-5.90209224985209" calcext:value-type="float">
            <text:p>-5.90209224985209</text:p>
          </table:table-cell>
          <table:table-cell office:value-type="float" office:value="-15.2849007371103" calcext:value-type="float">
            <text:p>-15.2849007371103</text:p>
          </table:table-cell>
          <table:table-cell office:value-type="float" office:value="-28.0058489373306" calcext:value-type="float">
            <text:p>-28.0058489373306</text:p>
          </table:table-cell>
          <table:table-cell office:value-type="float" office:value="-5.69791135949735" calcext:value-type="float">
            <text:p>-5.69791135949735</text:p>
          </table:table-cell>
          <table:table-cell office:value-type="float" office:value="-14.4633878676843" calcext:value-type="float">
            <text:p>-14.4633878676843</text:p>
          </table:table-cell>
          <table:table-cell office:value-type="float" office:value="-13.5781460393542" calcext:value-type="float">
            <text:p>-13.5781460393542</text:p>
          </table:table-cell>
          <table:table-cell office:value-type="float" office:value="-8.99749740788417" calcext:value-type="float">
            <text:p>-8.99749740788417</text:p>
          </table:table-cell>
          <table:table-cell office:value-type="float" office:value="-14.1487642095716" calcext:value-type="float">
            <text:p>-14.1487642095716</text:p>
          </table:table-cell>
          <table:table-cell office:value-type="float" office:value="-13.434513638447" calcext:value-type="float">
            <text:p>-13.434513638447</text:p>
          </table:table-cell>
          <table:table-cell office:value-type="float" office:value="6.32548884756819" calcext:value-type="float">
            <text:p>6.32548884756819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float" office:value="-12.5752853627312" calcext:value-type="float">
            <text:p>-12.5752853627312</text:p>
          </table:table-cell>
          <table:table-cell office:value-type="float" office:value="-10.0955660998268" calcext:value-type="float">
            <text:p>-10.0955660998268</text:p>
          </table:table-cell>
          <table:table-cell office:value-type="float" office:value="-19.5569589707002" calcext:value-type="float">
            <text:p>-19.5569589707002</text:p>
          </table:table-cell>
          <table:table-cell office:value-type="float" office:value="-12.042027881901" calcext:value-type="float">
            <text:p>-12.042027881901</text:p>
          </table:table-cell>
          <table:table-cell office:value-type="float" office:value="-15.9575538254837" calcext:value-type="float">
            <text:p>-15.9575538254837</text:p>
          </table:table-cell>
          <table:table-cell office:value-type="float" office:value="-14.4682227793159" calcext:value-type="float">
            <text:p>-14.4682227793159</text:p>
          </table:table-cell>
          <table:table-cell office:value-type="float" office:value="-14.1000298697237" calcext:value-type="float">
            <text:p>-14.1000298697237</text:p>
          </table:table-cell>
          <table:table-cell office:value-type="float" office:value="-29.8581403370727" calcext:value-type="float">
            <text:p>-29.8581403370727</text:p>
          </table:table-cell>
          <table:table-cell office:value-type="float" office:value="-17.9402276348526" calcext:value-type="float">
            <text:p>-17.9402276348526</text:p>
          </table:table-cell>
          <table:table-cell office:value-type="float" office:value="-21.1244156544802" calcext:value-type="float">
            <text:p>-21.1244156544802</text:p>
          </table:table-cell>
          <table:table-cell office:value-type="float" office:value="-16.7718428416088" calcext:value-type="float">
            <text:p>-16.7718428416088</text:p>
          </table:table-cell>
          <table:table-cell office:value-type="float" office:value="5.74438178685258" calcext:value-type="float">
            <text:p>5.74438178685258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float" office:value="-14.9643417990731" calcext:value-type="float">
            <text:p>-14.9643417990731</text:p>
          </table:table-cell>
          <table:table-cell office:value-type="float" office:value="-14.9506103931507" calcext:value-type="float">
            <text:p>-14.9506103931507</text:p>
          </table:table-cell>
          <table:table-cell office:value-type="float" office:value="-10.1253785317886" calcext:value-type="float">
            <text:p>-10.1253785317886</text:p>
          </table:table-cell>
          <table:table-cell office:value-type="float" office:value="-16.7845643849807" calcext:value-type="float">
            <text:p>-16.7845643849807</text:p>
          </table:table-cell>
          <table:table-cell office:value-type="float" office:value="-16.5631701614068" calcext:value-type="float">
            <text:p>-16.5631701614068</text:p>
          </table:table-cell>
          <table:table-cell office:value-type="float" office:value="-16.1477041847315" calcext:value-type="float">
            <text:p>-16.1477041847315</text:p>
          </table:table-cell>
          <table:table-cell office:value-type="float" office:value="-12.8624208206639" calcext:value-type="float">
            <text:p>-12.8624208206639</text:p>
          </table:table-cell>
          <table:table-cell office:value-type="float" office:value="-11.7999794567411" calcext:value-type="float">
            <text:p>-11.7999794567411</text:p>
          </table:table-cell>
          <table:table-cell office:value-type="float" office:value="-17.1818883910136" calcext:value-type="float">
            <text:p>-17.1818883910136</text:p>
          </table:table-cell>
          <table:table-cell office:value-type="float" office:value="-21.9293074017933" calcext:value-type="float">
            <text:p>-21.9293074017933</text:p>
          </table:table-cell>
          <table:table-cell office:value-type="float" office:value="-15.3309365525343" calcext:value-type="float">
            <text:p>-15.3309365525343</text:p>
          </table:table-cell>
          <table:table-cell office:value-type="float" office:value="3.28635504639636" calcext:value-type="float">
            <text:p>3.28635504639636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float" office:value="-6.95987953560064" calcext:value-type="float">
            <text:p>-6.95987953560064</text:p>
          </table:table-cell>
          <table:table-cell office:value-type="float" office:value="-20.2096498366689" calcext:value-type="float">
            <text:p>-20.2096498366689</text:p>
          </table:table-cell>
          <table:table-cell table:number-columns-repeated="2" office:value-type="float" office:value="-15.8582949954204" calcext:value-type="float">
            <text:p>-15.8582949954204</text:p>
          </table:table-cell>
          <table:table-cell office:value-type="float" office:value="-7.09508729963773" calcext:value-type="float">
            <text:p>-7.09508729963773</text:p>
          </table:table-cell>
          <table:table-cell office:value-type="float" office:value="-17.35033001679" calcext:value-type="float">
            <text:p>-17.35033001679</text:p>
          </table:table-cell>
          <table:table-cell office:value-type="float" office:value="-9.29530300169516" calcext:value-type="float">
            <text:p>-9.29530300169516</text:p>
          </table:table-cell>
          <table:table-cell office:value-type="float" office:value="-20.950558871318" calcext:value-type="float">
            <text:p>-20.950558871318</text:p>
          </table:table-cell>
          <table:table-cell office:value-type="float" office:value="-15.1993642495189" calcext:value-type="float">
            <text:p>-15.1993642495189</text:p>
          </table:table-cell>
          <table:table-cell office:value-type="float" office:value="-18.0908344541539" calcext:value-type="float">
            <text:p>-18.0908344541539</text:p>
          </table:table-cell>
          <table:table-cell office:value-type="float" office:value="-14.6867597256224" calcext:value-type="float">
            <text:p>-14.6867597256224</text:p>
          </table:table-cell>
          <table:table-cell office:value-type="float" office:value="5.14061769791223" calcext:value-type="float">
            <text:p>5.14061769791223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float" office:value="-14.8773398122891" calcext:value-type="float">
            <text:p>-14.8773398122891</text:p>
          </table:table-cell>
          <table:table-cell office:value-type="float" office:value="-18.5747573947304" calcext:value-type="float">
            <text:p>-18.5747573947304</text:p>
          </table:table-cell>
          <table:table-cell office:value-type="float" office:value="-16.5781032684113" calcext:value-type="float">
            <text:p>-16.5781032684113</text:p>
          </table:table-cell>
          <table:table-cell office:value-type="float" office:value="-13.6630030730363" calcext:value-type="float">
            <text:p>-13.6630030730363</text:p>
          </table:table-cell>
          <table:table-cell table:number-columns-repeated="2" office:value-type="float" office:value="-22.3942970228191" calcext:value-type="float">
            <text:p>-22.3942970228191</text:p>
          </table:table-cell>
          <table:table-cell table:number-columns-repeated="2" office:value-type="float" office:value="-22.4948984574797" calcext:value-type="float">
            <text:p>-22.4948984574797</text:p>
          </table:table-cell>
          <table:table-cell office:value-type="float" office:value="-6.68516927106298" calcext:value-type="float">
            <text:p>-6.68516927106298</text:p>
          </table:table-cell>
          <table:table-cell office:value-type="float" office:value="-17.3856934582104" calcext:value-type="float">
            <text:p>-17.3856934582104</text:p>
          </table:table-cell>
          <table:table-cell office:value-type="float" office:value="-17.7542457238338" calcext:value-type="float">
            <text:p>-17.7542457238338</text:p>
          </table:table-cell>
          <table:table-cell office:value-type="float" office:value="5.1396002613192" calcext:value-type="float">
            <text:p>5.1396002613192</text:p>
          </table:table-cell>
          <table:table-cell table:number-columns-repeated="101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_per_horizon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-0.23283910046876244, -0.1167651213098031, -0.3117652116161995, -0.41848070141519145]</text:p>
          </table:table-cell>
          <table:table-cell office:value-type="string" calcext:value-type="string">
            <text:p>[-4.5666679888173745, -0.3340921680561326, -0.5635902344081956, -1.1811350387910036]</text:p>
          </table:table-cell>
          <table:table-cell office:value-type="string" calcext:value-type="string">
            <text:p>[-0.3377247307935205, -0.45340538975839895, -0.6411736813765501, -0.9193689990973253]</text:p>
          </table:table-cell>
          <table:table-cell office:value-type="string" calcext:value-type="string">
            <text:p>[-1.908955572203297, -1.518104106449214, -2.5434814781244652, -4.51246584288012]</text:p>
          </table:table-cell>
          <table:table-cell office:value-type="string" calcext:value-type="string">
            <text:p>[-3.188327969838878, -1.1330402075194534, -0.6099278563004962, -0.369111595896654]</text:p>
          </table:table-cell>
          <table:table-cell office:value-type="string" calcext:value-type="string">
            <text:p>[-0.23283910046876244, -0.1167651213098031, -0.3117652116161995, -0.41848070141519145]</text:p>
          </table:table-cell>
          <table:table-cell office:value-type="string" calcext:value-type="string">
            <text:p>[-3.188327969838878, -1.1330402075194534, -0.6099278563004962, -0.369111595896654]</text:p>
          </table:table-cell>
          <table:table-cell office:value-type="string" calcext:value-type="string">
            <text:p>[-0.8437815583049124, -0.43094396413916325, -0.5555171346303345, -0.8039896388422285]</text:p>
          </table:table-cell>
          <table:table-cell office:value-type="string" calcext:value-type="string">
            <text:p>[-0.6746373589984644, -1.13223778849596, -1.9094996929622132, -2.6231205415075953]</text:p>
          </table:table-cell>
          <table:table-cell office:value-type="string" calcext:value-type="string">
            <text:p>[0.005749258116549694, -0.19674840143022454, -0.4957228741665487, -0.5062819300121868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-2.14473925176506, -1.5092405041726265, -2.7211482372236917, -4.704448778501491]</text:p>
          </table:table-cell>
          <table:table-cell office:value-type="string" calcext:value-type="string">
            <text:p>[-1.145483889364396, -1.034968825976823, -1.418985745047685, -1.8788541557226646]</text:p>
          </table:table-cell>
          <table:table-cell office:value-type="string" calcext:value-type="string">
            <text:p>[-4.447159197822015, -0.9067293096640672, -1.992837238964329, -5.0528495317551325]</text:p>
          </table:table-cell>
          <table:table-cell office:value-type="string" calcext:value-type="string">
            <text:p>[-0.7981344336706497, -6.359540838532629, -16.843567688973813, -29.369096476659372]</text:p>
          </table:table-cell>
          <table:table-cell office:value-type="string" calcext:value-type="string">
            <text:p>[-30.379360361595896, -0.4917099869999664, 0.7360637178683738, 1.3044376678318037]</text:p>
          </table:table-cell>
          <table:table-cell office:value-type="string" calcext:value-type="string">
            <text:p>[-4.093151309374443, -2.6648557175220855, -3.0127909500411, -3.4862976655156253]</text:p>
          </table:table-cell>
          <table:table-cell office:value-type="string" calcext:value-type="string">
            <text:p>[-0.7721643899543107, -2.414990363067071, -4.367187758792412, -8.104447519349268]</text:p>
          </table:table-cell>
          <table:table-cell office:value-type="string" calcext:value-type="string">
            <text:p>[-0.37778045456873244, -0.7914553280889747, -1.4488266239650827, -3.7728908791080817]</text:p>
          </table:table-cell>
          <table:table-cell office:value-type="string" calcext:value-type="string">
            <text:p>[-1.0055787590895093, -1.7878254617915257, -2.951738616691091, -3.8933607025190664]</text:p>
          </table:table-cell>
          <table:table-cell office:value-type="string" calcext:value-type="string">
            <text:p>[-0.6459468773994947, -1.0127506208901682, -1.3579383686164181, -1.1660752938262187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-6.103349762805954, -6.592725171149594, -17.146413377316925, -30.700803782838413]</text:p>
          </table:table-cell>
          <table:table-cell office:value-type="string" calcext:value-type="string">
            <text:p>[-1.6121039606550314, -0.6989050475232794, -0.33934019362926726, -0.37763110422979196]</text:p>
          </table:table-cell>
          <table:table-cell office:value-type="string" calcext:value-type="string">
            <text:p>[-4.819923377148316, -1.8386482504564317, -2.6157134290211603, -4.778378313910503]</text:p>
          </table:table-cell>
          <table:table-cell office:value-type="string" calcext:value-type="string">
            <text:p>[-0.2562816414621194, -0.9696408382091182, -2.635452377411318, -3.1543744897666315]</text:p>
          </table:table-cell>
          <table:table-cell office:value-type="string" calcext:value-type="string">
            <text:p>[-6.441005583025583, -1.6747249108396423, -0.6839381904115482, 0.5409532338477852]</text:p>
          </table:table-cell>
          <table:table-cell office:value-type="string" calcext:value-type="string">
            <text:p>[-1.3329358198895802, -0.24438024784136925, -0.06265344564464481, -0.22483229137846283]</text:p>
          </table:table-cell>
          <table:table-cell office:value-type="string" calcext:value-type="string">
            <text:p>[-3.360178926819457, -2.9209656538418782, -3.6789305033878117, -6.182016641535326]</text:p>
          </table:table-cell>
          <table:table-cell office:value-type="string" calcext:value-type="string">
            <text:p>[-2.251552919338984, -1.7612018466907964, -1.922312848119434, -2.484970759883298]</text:p>
          </table:table-cell>
          <table:table-cell office:value-type="string" calcext:value-type="string">
            <text:p>[-4.08201421785237, -1.7933474376626624, -1.915558453307864, -2.2620423962258274]</text:p>
          </table:table-cell>
          <table:table-cell office:value-type="string" calcext:value-type="string">
            <text:p>[-0.4319854943351409, -1.022177441689709, -1.426038197900037, -1.32638657123485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-9.34976440184261, -3.0861222143999223, -4.739513533674744, -7.935632467991427]</text:p>
          </table:table-cell>
          <table:table-cell office:value-type="string" calcext:value-type="string">
            <text:p>[-5.353325946483278, -2.384453048309898, -1.602638719051508, -1.4205662333665936]</text:p>
          </table:table-cell>
          <table:table-cell office:value-type="string" calcext:value-type="string">
            <text:p>[-16.507445772069286, -2.0366426623285028, -2.2904315916735474, -4.403940851550936]</text:p>
          </table:table-cell>
          <table:table-cell office:value-type="string" calcext:value-type="string">
            <text:p>[-1.4602647443647587, -1.9039592223772939, -2.5897946259300086, -2.2395789705341285]</text:p>
          </table:table-cell>
          <table:table-cell office:value-type="string" calcext:value-type="string">
            <text:p>[-8.888220145206516, -1.4461997276986382, -2.287110518945168, -4.7037217234702]</text:p>
          </table:table-cell>
          <table:table-cell office:value-type="string" calcext:value-type="string">
            <text:p>[-2.9714821520425927, -3.0369821062846913, -5.414622578718142, -9.53533497875949]</text:p>
          </table:table-cell>
          <table:table-cell office:value-type="string" calcext:value-type="string">
            <text:p>[-4.719549189690775, -2.0810116185325134, -1.900084324966822, -2.884596121415761]</text:p>
          </table:table-cell>
          <table:table-cell office:value-type="string" calcext:value-type="string">
            <text:p>[-6.654723761484305, -2.051191210740333, -3.449074612944747, -7.509586590668649]</text:p>
          </table:table-cell>
          <table:table-cell office:value-type="string" calcext:value-type="string">
            <text:p>[-8.180424614351644, -2.4509694713601426, -2.3428002472428933, -2.1842369976161846]</text:p>
          </table:table-cell>
          <table:table-cell office:value-type="string" calcext:value-type="string">
            <text:p>[-3.348920052938964, -1.4712391808552105, -2.003485831392071, -3.7881195239939824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-3.4853846523755116, -0.3677252278378562, -0.5902842572780953, -1.1787224450909406]</text:p>
          </table:table-cell>
          <table:table-cell office:value-type="string" calcext:value-type="string">
            <text:p>[-9.959786813945248, -1.386248897386455, -1.6040806947288155, -3.217576010087808]</text:p>
          </table:table-cell>
          <table:table-cell office:value-type="string" calcext:value-type="string">
            <text:p>[-6.371881973946825, -2.4550841736789453, -5.450815089752181, -8.22697385406428]</text:p>
          </table:table-cell>
          <table:table-cell office:value-type="string" calcext:value-type="string">
            <text:p>[-35.37182609711256, -2.0890290112468346, -2.5501508084098345, -4.271577360973189]</text:p>
          </table:table-cell>
          <table:table-cell office:value-type="string" calcext:value-type="string">
            <text:p>[-3.0835903121019914, -1.416511636272233, -1.0738121714894744, 0.13554681813774394]</text:p>
          </table:table-cell>
          <table:table-cell office:value-type="string" calcext:value-type="string">
            <text:p>[-0.9141586813060876, -0.041911423820040206, 0.059868496748083366, 0.381775570449272]</text:p>
          </table:table-cell>
          <table:table-cell office:value-type="string" calcext:value-type="string">
            <text:p>[-16.410301637034543, -1.9254192485502308, -2.1109899275895794, -3.21268214075634]</text:p>
          </table:table-cell>
          <table:table-cell office:value-type="string" calcext:value-type="string">
            <text:p>[-10.656737505468827, -0.9924555179971373, -0.382574362186916, 0.2894133035233559]</text:p>
          </table:table-cell>
          <table:table-cell office:value-type="string" calcext:value-type="string">
            <text:p>[-28.823427297864022, -4.655345173937575, -4.8836791887898245, -6.005497897381651]</text:p>
          </table:table-cell>
          <table:table-cell office:value-type="string" calcext:value-type="string">
            <text:p>[-5.981934087960816, -1.6047681042620443, -2.344932642423414, -3.2601513202274557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-20.720968935280016, -1.6737430063667347, -0.6134656422273066, 1.191684588528985]</text:p>
          </table:table-cell>
          <table:table-cell office:value-type="string" calcext:value-type="string">
            <text:p>[-9.474613907014184, -1.5760717034708494, -1.4558128872797171, -0.33250978062706604]</text:p>
          </table:table-cell>
          <table:table-cell office:value-type="string" calcext:value-type="string">
            <text:p>[-18.35772059266969, -2.0877554397956466, -2.1636246780665225, -2.1644208286539346]</text:p>
          </table:table-cell>
          <table:table-cell office:value-type="string" calcext:value-type="string">
            <text:p>[-19.645886828224857, -6.84498682681145, -8.848532554702615, -14.13427610829958]</text:p>
          </table:table-cell>
          <table:table-cell office:value-type="string" calcext:value-type="string">
            <text:p>[-17.966781132902444, -5.001050756998882, -6.323695398876872, -9.001264647147034]</text:p>
          </table:table-cell>
          <table:table-cell office:value-type="string" calcext:value-type="string">
            <text:p>[-6.657098221648017, -4.234233522897157, -4.351518591364489, -5.681004511194665]</text:p>
          </table:table-cell>
          <table:table-cell office:value-type="string" calcext:value-type="string">
            <text:p>[-31.8481790239586, -5.6181647178351835, -7.557869410367979, -11.754590833992062]</text:p>
          </table:table-cell>
          <table:table-cell office:value-type="string" calcext:value-type="string">
            <text:p>[-3.8039300839542323, -2.506475099100869, -4.292272039037814, -8.013396818476792]</text:p>
          </table:table-cell>
          <table:table-cell office:value-type="string" calcext:value-type="string">
            <text:p>[-1.7959168107412715, -1.4301361888522823, -1.8078394569374545, -1.726216251084134]</text:p>
          </table:table-cell>
          <table:table-cell office:value-type="string" calcext:value-type="string">
            <text:p>[-5.825527875167613, -2.235729433651712, -4.892342399560734, -9.754492566567063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-21.339724009465044, -3.1368109293590685, -4.964578099456096, -7.181822368939628]</text:p>
          </table:table-cell>
          <table:table-cell office:value-type="string" calcext:value-type="string">
            <text:p>[-9.626431844210748, -3.8077932616037646, -5.746691807852566, -9.898047762931949]</text:p>
          </table:table-cell>
          <table:table-cell office:value-type="string" calcext:value-type="string">
            <text:p>[-34.590999059567174, -4.784139980865487, -5.832019326412263, -7.3845577309718635]</text:p>
          </table:table-cell>
          <table:table-cell office:value-type="string" calcext:value-type="string">
            <text:p>[-20.355505876860015, -4.614030792666157, -4.0870559455849165, -2.8327972337832685]</text:p>
          </table:table-cell>
          <table:table-cell office:value-type="string" calcext:value-type="string">
            <text:p>[-29.221083683228223, -1.2624837272855238, -1.7870275754427345, -2.012648916740356]</text:p>
          </table:table-cell>
          <table:table-cell office:value-type="string" calcext:value-type="string">
            <text:p>[-35.88991854312476, -4.723809676244817, -4.823879075948256, -8.47941675992594]</text:p>
          </table:table-cell>
          <table:table-cell office:value-type="string" calcext:value-type="string">
            <text:p>[-22.01005148990751, -2.7027514637333105, -2.2133815269257395, -2.4355248923037642]</text:p>
          </table:table-cell>
          <table:table-cell office:value-type="string" calcext:value-type="string">
            <text:p>[-11.785875668851698, -5.031622931155044, -6.8140671233010375, -10.275101658891161]</text:p>
          </table:table-cell>
          <table:table-cell office:value-type="string" calcext:value-type="string">
            <text:p>[-3.7723085147831625, -2.689353798968086, -3.9216028042293516, -5.435629820506005]</text:p>
          </table:table-cell>
          <table:table-cell office:value-type="string" calcext:value-type="string">
            <text:p>[-39.618595184530456, -1.8353753518007165, -3.258802300923014, -5.542146131867498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-22.174358069625445, -9.41684132204459, -20.39297083830256, -34.922188638202336]</text:p>
          </table:table-cell>
          <table:table-cell office:value-type="string" calcext:value-type="string">
            <text:p>[-7.0131603325787495, -2.973002194853769, -3.802055579799024, -5.188435260818669]</text:p>
          </table:table-cell>
          <table:table-cell office:value-type="string" calcext:value-type="string">
            <text:p>[-2.105741880070111, -1.4194234407100215, -2.163832774616381, -3.5982007138267935]</text:p>
          </table:table-cell>
          <table:table-cell office:value-type="string" calcext:value-type="string">
            <text:p>[-37.13893777360309, -1.8242948798898873, -0.7699851128108337, -0.678403427836316]</text:p>
          </table:table-cell>
          <table:table-cell office:value-type="string" calcext:value-type="string">
            <text:p>[-8.615792756395212, -4.337981198603291, -8.148004969298617, -15.47312397460281]</text:p>
          </table:table-cell>
          <table:table-cell office:value-type="string" calcext:value-type="string">
            <text:p>[-34.6409186169855, -2.74677956755478, -3.345584123162304, -4.912639594595292]</text:p>
          </table:table-cell>
          <table:table-cell office:value-type="string" calcext:value-type="string">
            <text:p>[-4.501523702227028, -7.754943862320118, -15.38263833544471, -23.79736318104053]</text:p>
          </table:table-cell>
          <table:table-cell office:value-type="string" calcext:value-type="string">
            <text:p>[-36.83281180412299, -3.177535650042196, -3.9564411105667663, -4.8533254122268055]</text:p>
          </table:table-cell>
          <table:table-cell office:value-type="string" calcext:value-type="string">
            <text:p>[-32.42037847016219, -3.1406262944652097, -5.4161200583386915, -9.71477873257629]</text:p>
          </table:table-cell>
          <table:table-cell office:value-type="string" calcext:value-type="string">
            <text:p>[-48.46002306641426, -3.0211939724461123, -4.4405816870498604, -7.693479347039678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-33.725742242741276, -2.5276956915362803, -2.604460550449672, -3.778654314625074]</text:p>
          </table:table-cell>
          <table:table-cell office:value-type="string" calcext:value-type="string">
            <text:p>[-7.861871504968954, -3.612808322047556, -2.3027319890682962, -0.47173262360209467]</text:p>
          </table:table-cell>
          <table:table-cell office:value-type="string" calcext:value-type="string">
            <text:p>[-41.77724226078992, -3.576476652781446, -4.049262871718495, -6.776174262996593]</text:p>
          </table:table-cell>
          <table:table-cell office:value-type="string" calcext:value-type="string">
            <text:p>[-10.209947635558958, -2.962095700021816, -4.273027012183839, -5.182100664445666]</text:p>
          </table:table-cell>
          <table:table-cell office:value-type="string" calcext:value-type="string">
            <text:p>[-37.10812958267784, -5.91528222682165, -7.113757580378777, -7.75950858536627]</text:p>
          </table:table-cell>
          <table:table-cell office:value-type="string" calcext:value-type="string">
            <text:p>[-11.57323612033656, -4.412349367067914, -8.004991242107074, -10.645244056670688]</text:p>
          </table:table-cell>
          <table:table-cell office:value-type="string" calcext:value-type="string">
            <text:p>[-4.234392146490018, -1.7520573643456272, -1.9971913031559652, -2.378571721859868]</text:p>
          </table:table-cell>
          <table:table-cell office:value-type="string" calcext:value-type="string">
            <text:p>[-21.866509784150455, -3.324053721643505, -3.0228263617861684, -2.3873626939796333]</text:p>
          </table:table-cell>
          <table:table-cell office:value-type="string" calcext:value-type="string">
            <text:p>[-19.868156519227533, -1.9165729716630997, -1.6449569670356823, -1.700464135576918]</text:p>
          </table:table-cell>
          <table:table-cell office:value-type="string" calcext:value-type="string">
            <text:p>[-22.138466624254516, -9.824839737176983, -19.95861973921762, -32.17782249671151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-12.433316898719116, -7.057301850812103, -8.16408525145813, -9.13962205327865]</text:p>
          </table:table-cell>
          <table:table-cell office:value-type="string" calcext:value-type="string">
            <text:p>[-21.588664294687888, -3.649226629834801, -3.337750596916811, -6.219595830112068]</text:p>
          </table:table-cell>
          <table:table-cell office:value-type="string" calcext:value-type="string">
            <text:p>[-21.451436768151687, -12.503078155147463, -22.32505368433766, -34.46307222779434]</text:p>
          </table:table-cell>
          <table:table-cell office:value-type="string" calcext:value-type="string">
            <text:p>[-20.487890592298008, -6.624836880827645, -10.701664929282462, -16.333998568612174]</text:p>
          </table:table-cell>
          <table:table-cell office:value-type="string" calcext:value-type="string">
            <text:p>[-35.984817267145374, -1.2398662233511937, -0.3126994387671278, 1.4607335292533663]</text:p>
          </table:table-cell>
          <table:table-cell office:value-type="string" calcext:value-type="string">
            <text:p>[-42.25506107275221, -4.397965031700157, -5.339554263972346, -6.201431966176263]</text:p>
          </table:table-cell>
          <table:table-cell office:value-type="string" calcext:value-type="string">
            <text:p>[-10.825588071795167, -1.6055867066562923, -2.6039576988034163, -3.991778614220731]</text:p>
          </table:table-cell>
          <table:table-cell office:value-type="string" calcext:value-type="string">
            <text:p>[-33.533364826125656, -2.7771179286131042, -1.5952241019128621, -1.401154979402519]</text:p>
          </table:table-cell>
          <table:table-cell office:value-type="string" calcext:value-type="string">
            <text:p>[-33.700934977888664, -10.750929159297872, -21.107580270532345, -32.183504880418745]</text:p>
          </table:table-cell>
          <table:table-cell office:value-type="string" calcext:value-type="string">
            <text:p>[-34.21316749306922, -2.6437061733471046, -2.026626130293918, -2.506359361208843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-7.914735731055744, -9.951527542792228, -13.256129481407442, -17.498738059304443]</text:p>
          </table:table-cell>
          <table:table-cell office:value-type="string" calcext:value-type="string">
            <text:p>[-32.45632427692706, -1.3255699246484065, -0.18788577978927634, 2.1660578466709657]</text:p>
          </table:table-cell>
          <table:table-cell office:value-type="string" calcext:value-type="string">
            <text:p>[-44.80393288790579, -3.437126522888234, -2.4066470154217257, -0.539202325374033]</text:p>
          </table:table-cell>
          <table:table-cell office:value-type="string" calcext:value-type="string">
            <text:p>[-22.716051516739565, -3.1975072544877525, -2.10796700693201, -1.462787203732696]</text:p>
          </table:table-cell>
          <table:table-cell office:value-type="string" calcext:value-type="string">
            <text:p>[-37.71521195621226, -5.347365299898876, -5.424990286034803, -5.831114055235664]</text:p>
          </table:table-cell>
          <table:table-cell office:value-type="string" calcext:value-type="string">
            <text:p>[-39.31928394233297, -7.154687619149525, -6.275201228622174, -6.575400161244471]</text:p>
          </table:table-cell>
          <table:table-cell office:value-type="string" calcext:value-type="string">
            <text:p>[-5.6662274277438085, -0.3197769228983738, -0.8488485832412351, -0.7990544693874391]</text:p>
          </table:table-cell>
          <table:table-cell office:value-type="string" calcext:value-type="string">
            <text:p>[-20.688777102115097, -2.676739804521455, -4.421551099220777, -8.268776032136493]</text:p>
          </table:table-cell>
          <table:table-cell office:value-type="string" calcext:value-type="string">
            <text:p>[-10.781626317588433, -4.354581823422254, -8.802922983041906, -15.049248740166355]</text:p>
          </table:table-cell>
          <table:table-cell office:value-type="string" calcext:value-type="string">
            <text:p>[-58.185050216016876, -4.500686320603187, -5.680305505850014, -10.180668082358334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-17.525927183340052, -7.5067495084100155, -10.425582007386858, -14.433781555582726]</text:p>
          </table:table-cell>
          <table:table-cell office:value-type="string" calcext:value-type="string">
            <text:p>[-43.69188030364286, -3.2220882546561525, -6.839578684820702, -9.420762806900896]</text:p>
          </table:table-cell>
          <table:table-cell office:value-type="string" calcext:value-type="string">
            <text:p>[-19.437919293481933, -1.9924137130463704, -1.1906251534667511, -0.9874108394132941]</text:p>
          </table:table-cell>
          <table:table-cell office:value-type="string" calcext:value-type="string">
            <text:p>[-41.43499997240063, -5.946621809768171, -6.451067681442768, -7.30691348482968]</text:p>
          </table:table-cell>
          <table:table-cell office:value-type="string" calcext:value-type="string">
            <text:p>[-54.61475452773337, -12.237057851046874, -18.015139916047374, -27.156443454494617]</text:p>
          </table:table-cell>
          <table:table-cell office:value-type="string" calcext:value-type="string">
            <text:p>[-23.285138354357215, -1.3714859411063207, 0.23252699190466908, 1.6324518655694509]</text:p>
          </table:table-cell>
          <table:table-cell office:value-type="string" calcext:value-type="string">
            <text:p>[-32.601115594513644, -5.33484642200488, -7.956303614471394, -11.961285839747315]</text:p>
          </table:table-cell>
          <table:table-cell office:value-type="string" calcext:value-type="string">
            <text:p>[-51.11030643930074, -3.061134993099479, -0.8652675512271557, 0.7241248262105149]</text:p>
          </table:table-cell>
          <table:table-cell office:value-type="string" calcext:value-type="string">
            <text:p>[-24.373683178635087, -4.062049324255113, -3.499813282224129, -4.054443846422329]</text:p>
          </table:table-cell>
          <table:table-cell office:value-type="string" calcext:value-type="string">
            <text:p>[-13.941214775616672, -7.97478263267819, -13.831798778212745, -20.84726065177871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-43.45990452530002, -2.4199018672376393, -1.4784250096642637, -2.942910048722802]</text:p>
          </table:table-cell>
          <table:table-cell office:value-type="string" calcext:value-type="string">
            <text:p>[-22.270352693952123, -4.753949702657545, -5.880898403430979, -7.477063599266343]</text:p>
          </table:table-cell>
          <table:table-cell office:value-type="string" calcext:value-type="string">
            <text:p>[-51.86854587434888, -5.656416893328431, -8.86740657250158, -11.835466542621976]</text:p>
          </table:table-cell>
          <table:table-cell office:value-type="string" calcext:value-type="string">
            <text:p>[-25.294332678614783, -6.621935036055571, -7.683556730892982, -8.568287082040648]</text:p>
          </table:table-cell>
          <table:table-cell office:value-type="string" calcext:value-type="string">
            <text:p>[-44.04111041325418, -3.980390317852378, -6.597175068943151, -9.211539501885134]</text:p>
          </table:table-cell>
          <table:table-cell office:value-type="string" calcext:value-type="string">
            <text:p>[-58.13697130936957, -1.8850513495970889, 0.4883546996184651, 1.6607768420844438]</text:p>
          </table:table-cell>
          <table:table-cell office:value-type="string" calcext:value-type="string">
            <text:p>[-37.013853974772836, -3.8646162834099274, -6.706042621550057, -8.815606599162052]</text:p>
          </table:table-cell>
          <table:table-cell office:value-type="string" calcext:value-type="string">
            <text:p>[-57.5236360609239, -10.75346839315927, -19.821578698200206, -31.333878196007326]</text:p>
          </table:table-cell>
          <table:table-cell office:value-type="string" calcext:value-type="string">
            <text:p>[-50.21530194744466, -6.161516958801649, -7.677306487484903, -7.706785145679018]</text:p>
          </table:table-cell>
          <table:table-cell office:value-type="string" calcext:value-type="string">
            <text:p>[-62.01394493836392, -6.611105586025134, -7.084356893874166, -8.788255199657735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-53.38779666244271, -4.176860828393014, -1.4526861046786355, -0.8400236007780837]</text:p>
          </table:table-cell>
          <table:table-cell office:value-type="string" calcext:value-type="string">
            <text:p>[-50.8010913719426, -4.037515392729429, -2.442154488796011, -2.5216803191347115]</text:p>
          </table:table-cell>
          <table:table-cell office:value-type="string" calcext:value-type="string">
            <text:p>[-31.712495233304082, -1.5438095439931132, -2.662841382101422, -4.582367967755863]</text:p>
          </table:table-cell>
          <table:table-cell office:value-type="string" calcext:value-type="string">
            <text:p>[-61.02291053844897, -3.6619743731099996, -2.2114698091628915, -0.2419028192011119]</text:p>
          </table:table-cell>
          <table:table-cell office:value-type="string" calcext:value-type="string">
            <text:p>[-54.65761784330101, -2.6686421003646377, -3.0067589390252447, -5.919661762936168]</text:p>
          </table:table-cell>
          <table:table-cell office:value-type="string" calcext:value-type="string">
            <text:p>[-39.585028171950064, -8.117878372592235, -8.068659986049775, -8.819250208333873]</text:p>
          </table:table-cell>
          <table:table-cell office:value-type="string" calcext:value-type="string">
            <text:p>[-45.64616094645997, -3.3521879327638393, -1.1926529953863563, -1.25868140804557]</text:p>
          </table:table-cell>
          <table:table-cell office:value-type="string" calcext:value-type="string">
            <text:p>[-38.656630280901624, -4.27555584192163, -2.069858232810118, -2.197873471331091]</text:p>
          </table:table-cell>
          <table:table-cell office:value-type="string" calcext:value-type="string">
            <text:p>[-44.22226910240206, -4.563623577594678, -7.354015131389224, -12.587645752668287]</text:p>
          </table:table-cell>
          <table:table-cell office:value-type="string" calcext:value-type="string">
            <text:p>[-50.44692893062941, -9.168548435052548, -12.714597175417897, -15.38715506607331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-20.91664844851888, -3.994154139522821, -2.5069544756785023, -0.4217610786823478]</text:p>
          </table:table-cell>
          <table:table-cell office:value-type="string" calcext:value-type="string">
            <text:p>[-74.16953432964269, -4.273016544960573, -2.0876931523917897, -0.3083553196804756]</text:p>
          </table:table-cell>
          <table:table-cell table:number-columns-repeated="2" office:value-type="string" calcext:value-type="string">
            <text:p>[-48.81331211875932, -5.724087910699294, -4.113177053584871, -4.7826028986379]</text:p>
          </table:table-cell>
          <table:table-cell office:value-type="string" calcext:value-type="string">
            <text:p>[-24.527248829754967, -1.7351118397165521, -0.7723274322632312, -1.3456610968161753]</text:p>
          </table:table-cell>
          <table:table-cell office:value-type="string" calcext:value-type="string">
            <text:p>[-55.34773798981634, -5.25588421129628, -4.016653864393738, -4.7810440016536]</text:p>
          </table:table-cell>
          <table:table-cell office:value-type="string" calcext:value-type="string">
            <text:p>[-33.904507201004066, -3.223459853241639, -0.25129164547721405, 0.1980466929422664]</text:p>
          </table:table-cell>
          <table:table-cell office:value-type="string" calcext:value-type="string">
            <text:p>[-78.11163787839182, -4.627961041868733, -1.6669969369298876, 0.6043603719184887]</text:p>
          </table:table-cell>
          <table:table-cell office:value-type="string" calcext:value-type="string">
            <text:p>[-58.034143320715614, -2.5994041201011564, -0.9227451928193631, 0.7588356355605952]</text:p>
          </table:table-cell>
          <table:table-cell office:value-type="string" calcext:value-type="string">
            <text:p>[-63.156471666184125, -4.412563028361727, -2.696856352130106, -2.0974467699395705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-55.03101984073133, -4.090636226895206, -1.276509166060058, 0.8888059845301499]</text:p>
          </table:table-cell>
          <table:table-cell office:value-type="string" calcext:value-type="string">
            <text:p>[-69.65346909750798, -4.834314562559827, -0.8644160340964602, 1.0531701152427408]</text:p>
          </table:table-cell>
          <table:table-cell office:value-type="string" calcext:value-type="string">
            <text:p>[-62.213963087178215, -4.037522495390866, -1.09294895437404, 1.032021463297772]</text:p>
          </table:table-cell>
          <table:table-cell office:value-type="string" calcext:value-type="string">
            <text:p>[-50.0075247070433, -4.093838614760847, -1.417718832681869, 0.8670698623409856]</text:p>
          </table:table-cell>
          <table:table-cell table:number-columns-repeated="2" office:value-type="string" calcext:value-type="string">
            <text:p>[-84.78720561465751, -5.479992619116025, -0.6409232478437943, 1.3309333903409826]</text:p>
          </table:table-cell>
          <table:table-cell table:number-columns-repeated="2" office:value-type="string" calcext:value-type="string">
            <text:p>[-84.12700035448701, -4.575000459901535, -1.9319055435437882, 0.6543125280133677]</text:p>
          </table:table-cell>
          <table:table-cell office:value-type="string" calcext:value-type="string">
            <text:p>[-20.95977784563616, -4.549871988907372, -1.9319591422197524, 0.7009318925113583]</text:p>
          </table:table-cell>
          <table:table-cell office:value-type="string" calcext:value-type="string">
            <text:p>[-63.866261566019155, -4.613812985136989, -1.7235620842350086, 0.6608628025496333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mse_per_horizon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0.26136646686410153, 0.4977324028932256, 0.5824067487750767, 0.6868553395345416]</text:p>
          </table:table-cell>
          <table:table-cell office:value-type="string" calcext:value-type="string">
            <text:p>[0.25798149335599374, 0.49918634730957256, 0.5828904089646203, 0.6923610478115434]</text:p>
          </table:table-cell>
          <table:table-cell office:value-type="string" calcext:value-type="string">
            <text:p>[0.2560081303921864, 0.4996767797745461, 0.5843257063652428, 0.6902373871867689]</text:p>
          </table:table-cell>
          <table:table-cell office:value-type="string" calcext:value-type="string">
            <text:p>[0.26175836691476256, 0.503524120990435, 0.5937151687852923, 0.7150880740370703]</text:p>
          </table:table-cell>
          <table:table-cell office:value-type="string" calcext:value-type="string">
            <text:p>[0.3141974027326261, 0.5031613068162757, 0.5836488299784018, 0.6859429532112638]</text:p>
          </table:table-cell>
          <table:table-cell office:value-type="string" calcext:value-type="string">
            <text:p>[0.26136646686410153, 0.4977324028932256, 0.5824067487750767, 0.6868553395345416]</text:p>
          </table:table-cell>
          <table:table-cell office:value-type="string" calcext:value-type="string">
            <text:p>[0.3141974027326261, 0.5031613068162757, 0.5836488299784018, 0.6859429532112638]</text:p>
          </table:table-cell>
          <table:table-cell office:value-type="string" calcext:value-type="string">
            <text:p>[0.2619350702187703, 0.49982615251990614, 0.5837559815870916, 0.6894012584237829]</text:p>
          </table:table-cell>
          <table:table-cell office:value-type="string" calcext:value-type="string">
            <text:p>[0.2552639764982612, 0.5028335777130252, 0.591229225142176, 0.7021963175234741]</text:p>
          </table:table-cell>
          <table:table-cell office:value-type="string" calcext:value-type="string">
            <text:p>[0.2583534150323854, 0.49850302889101467, 0.5832436359610251, 0.6872460552492448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0.2630737090798272, 0.5039214442478634, 0.5948388419971847, 0.7163995384121492]</text:p>
          </table:table-cell>
          <table:table-cell office:value-type="string" calcext:value-type="string">
            <text:p>[0.2625466150974446, 0.5029915409171237, 0.5879170283969571, 0.6970850443263875]</text:p>
          </table:table-cell>
          <table:table-cell office:value-type="string" calcext:value-type="string">
            <text:p>[0.2577435207496374, 0.5017620512082441, 0.5903814761292087, 0.7193480224497947]</text:p>
          </table:table-cell>
          <table:table-cell office:value-type="string" calcext:value-type="string">
            <text:p>[0.2584136002367183, 0.529284817491472, 0.6752458956009135, 0.8864782429597788]</text:p>
          </table:table-cell>
          <table:table-cell office:value-type="string" calcext:value-type="string">
            <text:p>[0.3462838687055301, 0.5008308532998513, 0.576179457482325, 0.6751290413536907]</text:p>
          </table:table-cell>
          <table:table-cell office:value-type="string" calcext:value-type="string">
            <text:p>[0.31455682107914934, 0.5113198884883714, 0.5972189023055366, 0.7071798570496162]</text:p>
          </table:table-cell>
          <table:table-cell office:value-type="string" calcext:value-type="string">
            <text:p>[0.25566572302558493, 0.5081653177435576, 0.6051364074103769, 0.7393217028736511]</text:p>
          </table:table-cell>
          <table:table-cell office:value-type="string" calcext:value-type="string">
            <text:p>[0.26113379134820214, 0.5016041637262283, 0.5892890091191976, 0.7103327682339071]</text:p>
          </table:table-cell>
          <table:table-cell office:value-type="string" calcext:value-type="string">
            <text:p>[0.25812925714954343, 0.5066713478680384, 0.5971075052847529, 0.7114665349976936]</text:p>
          </table:table-cell>
          <table:table-cell office:value-type="string" calcext:value-type="string">
            <text:p>[0.2620289674375873, 0.5027867530404553, 0.5884969938963683, 0.6931054160453878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0.26351086361188397, 0.5295282245479889, 0.6783863990212112, 0.8942892967939439]</text:p>
          </table:table-cell>
          <table:table-cell office:value-type="string" calcext:value-type="string">
            <text:p>[0.25832441608984197, 0.501001379516648, 0.5820652166074806, 0.6859823002367244]</text:p>
          </table:table-cell>
          <table:table-cell office:value-type="string" calcext:value-type="string">
            <text:p>[0.27430169478549676, 0.5055781260801567, 0.5947435292025252, 0.7169118339317226]</text:p>
          </table:table-cell>
          <table:table-cell office:value-type="string" calcext:value-type="string">
            <text:p>[0.26166304731355555, 0.5021391752717852, 0.5954468776905641, 0.7077596626282565]</text:p>
          </table:table-cell>
          <table:table-cell office:value-type="string" calcext:value-type="string">
            <text:p>[0.31462764228046947, 0.5058563190758272, 0.5826521948852014, 0.679704680509461]</text:p>
          </table:table-cell>
          <table:table-cell office:value-type="string" calcext:value-type="string">
            <text:p>[0.263114955790345, 0.4987400088338417, 0.5803854629070135, 0.6866302644106947]</text:p>
          </table:table-cell>
          <table:table-cell office:value-type="string" calcext:value-type="string">
            <text:p>[0.3159307376259845, 0.5121245259119164, 0.6014572101138063, 0.7256495617424987]</text:p>
          </table:table-cell>
          <table:table-cell office:value-type="string" calcext:value-type="string">
            <text:p>[0.2638513748408988, 0.505559521496909, 0.591773823417224, 0.7008618822192967]</text:p>
          </table:table-cell>
          <table:table-cell office:value-type="string" calcext:value-type="string">
            <text:p>[0.3168655981069051, 0.5068055586498428, 0.591195317102617, 0.6989319723256938]</text:p>
          </table:table-cell>
          <table:table-cell office:value-type="string" calcext:value-type="string">
            <text:p>[0.25842011958881983, 0.5026971124603802, 0.5885885524208724, 0.6934440489420405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0.28213582744375193, 0.5147673604704415, 0.6061496241636016, 0.7394371389079384]</text:p>
          </table:table-cell>
          <table:table-cell office:value-type="string" calcext:value-type="string">
            <text:p>[0.32479692990803155, 0.5098664693372715, 0.5886328692633673, 0.6932294074822941]</text:p>
          </table:table-cell>
          <table:table-cell office:value-type="string" calcext:value-type="string">
            <text:p>[0.30387648976956716, 0.5062396116174127, 0.593933827148939, 0.7147571215074824]</text:p>
          </table:table-cell>
          <table:table-cell office:value-type="string" calcext:value-type="string">
            <text:p>[0.266047720553653, 0.5066427889296128, 0.5954401686287324, 0.6991891321607056]</text:p>
          </table:table-cell>
          <table:table-cell office:value-type="string" calcext:value-type="string">
            <text:p>[0.2761311475996124, 0.5040884976000524, 0.5924555530937573, 0.7167773342711448]</text:p>
          </table:table-cell>
          <table:table-cell office:value-type="string" calcext:value-type="string">
            <text:p>[0.2649542257268381, 0.5106663323616274, 0.6100583106065487, 0.7500092569346457]</text:p>
          </table:table-cell>
          <table:table-cell office:value-type="string" calcext:value-type="string">
            <text:p>[0.31948685422740064, 0.5069242201839131, 0.5915281367923113, 0.7035085914290587]</text:p>
          </table:table-cell>
          <table:table-cell office:value-type="string" calcext:value-type="string">
            <text:p>[0.2652458238042391, 0.5077293298648001, 0.6006383950872591, 0.7359596458563746]</text:p>
          </table:table-cell>
          <table:table-cell office:value-type="string" calcext:value-type="string">
            <text:p>[0.3240553530148931, 0.5097183232900688, 0.5934961565441945, 0.6998163504460876]</text:p>
          </table:table-cell>
          <table:table-cell office:value-type="string" calcext:value-type="string">
            <text:p>[0.26314823867946724, 0.5052681785094951, 0.592245124012031, 0.7101509031368725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0.27257828431532144, 0.499024121235818, 0.5833011863649266, 0.6938319856633363]</text:p>
          </table:table-cell>
          <table:table-cell office:value-type="string" calcext:value-type="string">
            <text:p>[0.27562912812466545, 0.5037471856759934, 0.5883830651612998, 0.7072796975164652]</text:p>
          </table:table-cell>
          <table:table-cell office:value-type="string" calcext:value-type="string">
            <text:p>[0.26410074445988274, 0.5091325061785567, 0.6107813824285341, 0.7408070269050759]</text:p>
          </table:table-cell>
          <table:table-cell office:value-type="string" calcext:value-type="string">
            <text:p>[0.343214115117847, 0.5076036781966288, 0.5949912719240615, 0.7138147642673726]</text:p>
          </table:table-cell>
          <table:table-cell office:value-type="string" calcext:value-type="string">
            <text:p>[0.2707428744480453, 0.5050295022225162, 0.5843923602981762, 0.683088818510464]</text:p>
          </table:table-cell>
          <table:table-cell office:value-type="string" calcext:value-type="string">
            <text:p>[0.27986125799477596, 0.4979396888728438, 0.5801055272188632, 0.6810225063800723]</text:p>
          </table:table-cell>
          <table:table-cell office:value-type="string" calcext:value-type="string">
            <text:p>[0.30269841459792396, 0.5064643458795102, 0.591286503403841, 0.70764905547169]</text:p>
          </table:table-cell>
          <table:table-cell office:value-type="string" calcext:value-type="string">
            <text:p>[0.32386496569291456, 0.5023693387727065, 0.582432507438078, 0.6822292266907549]</text:p>
          </table:table-cell>
          <table:table-cell office:value-type="string" calcext:value-type="string">
            <text:p>[0.34172621953715177, 0.5197584614675871, 0.6089678904766032, 0.7254280334370017]</text:p>
          </table:table-cell>
          <table:table-cell office:value-type="string" calcext:value-type="string">
            <text:p>[0.26334584483567847, 0.505457616556883, 0.5927429275878008, 0.7071684596378304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0.3249633599750695, 0.5060940964042041, 0.5827781347020622, 0.6766597033762172]</text:p>
          </table:table-cell>
          <table:table-cell office:value-type="string" calcext:value-type="string">
            <text:p>[0.27481948332747497, 0.5053654955364631, 0.5880695412742449, 0.6869948496687053]</text:p>
          </table:table-cell>
          <table:table-cell office:value-type="string" calcext:value-type="string">
            <text:p>[0.3055618562927128, 0.5078283690774851, 0.5923850484255971, 0.6998322196713139]</text:p>
          </table:table-cell>
          <table:table-cell office:value-type="string" calcext:value-type="string">
            <text:p>[0.3191498204560541, 0.529171346329451, 0.6303155207286916, 0.7838317680452005]</text:p>
          </table:table-cell>
          <table:table-cell office:value-type="string" calcext:value-type="string">
            <text:p>[0.3119565869456508, 0.5214207700013408, 0.6168411367176296, 0.7454335024284174]</text:p>
          </table:table-cell>
          <table:table-cell office:value-type="string" calcext:value-type="string">
            <text:p>[0.3372276921760262, 0.5178236066035095, 0.6057796089576455, 0.7230297321477575]</text:p>
          </table:table-cell>
          <table:table-cell office:value-type="string" calcext:value-type="string">
            <text:p>[0.3490627818439458, 0.5251943155865137, 0.6239993791396452, 0.7662444392439022]</text:p>
          </table:table-cell>
          <table:table-cell office:value-type="string" calcext:value-type="string">
            <text:p>[0.27952237653609385, 0.50997086090978, 0.6033961524997681, 0.7388030335649314]</text:p>
          </table:table-cell>
          <table:table-cell office:value-type="string" calcext:value-type="string">
            <text:p>[0.2629131095032508, 0.5046394310960417, 0.5892103393687916, 0.6970974929266585]</text:p>
          </table:table-cell>
          <table:table-cell office:value-type="string" calcext:value-type="string">
            <text:p>[0.2774052318572748, 0.5090343661704568, 0.6071850495557443, 0.7516998593448689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0.31893072790007376, 0.5116180760654061, 0.6086482278517829, 0.73435982952435]</text:p>
          </table:table-cell>
          <table:table-cell office:value-type="string" calcext:value-type="string">
            <text:p>[0.2924073043669838, 0.5154903267343822, 0.6117508848242537, 0.7525678114546653]</text:p>
          </table:table-cell>
          <table:table-cell office:value-type="string" calcext:value-type="string">
            <text:p>[0.3628691719765159, 0.5240763703265967, 0.614176028844698, 0.7370079852143459]</text:p>
          </table:table-cell>
          <table:table-cell office:value-type="string" calcext:value-type="string">
            <text:p>[0.32744417372908147, 0.5204800759172894, 0.6026826390435583, 0.704001616141531]</text:p>
          </table:table-cell>
          <table:table-cell office:value-type="string" calcext:value-type="string">
            <text:p>[0.4061030775387955, 0.5041722678958006, 0.5900677315640163, 0.6986821708120647]</text:p>
          </table:table-cell>
          <table:table-cell office:value-type="string" calcext:value-type="string">
            <text:p>[0.3545225612087054, 0.5217978286475095, 0.6088428968431968, 0.7433355058175787]</text:p>
          </table:table-cell>
          <table:table-cell office:value-type="string" calcext:value-type="string">
            <text:p>[0.33722653493363114, 0.5118671547785452, 0.5919875319011112, 0.7017052283463626]</text:p>
          </table:table-cell>
          <table:table-cell office:value-type="string" calcext:value-type="string">
            <text:p>[0.27920408757876436, 0.52114140616288, 0.6198485388775418, 0.7545170912103205]</text:p>
          </table:table-cell>
          <table:table-cell office:value-type="string" calcext:value-type="string">
            <text:p>[0.26266117195596356, 0.5099363629527444, 0.6033234839273978, 0.7221823865916025]</text:p>
          </table:table-cell>
          <table:table-cell office:value-type="string" calcext:value-type="string">
            <text:p>[0.39500972619214847, 0.5062455265334533, 0.5989647071266709, 0.7220123084750343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0.31679719254862854, 0.5447444853647152, 0.6947576981960146, 0.9217613432273203]</text:p>
          </table:table-cell>
          <table:table-cell office:value-type="string" calcext:value-type="string">
            <text:p>[0.2683475256492493, 0.5117589125321437, 0.6005334879736892, 0.7205357965670637]</text:p>
          </table:table-cell>
          <table:table-cell office:value-type="string" calcext:value-type="string">
            <text:p>[0.26279517025338645, 0.503563053277541, 0.589870810409912, 0.7091374054873674]</text:p>
          </table:table-cell>
          <table:table-cell office:value-type="string" calcext:value-type="string">
            <text:p>[0.3520037820257359, 0.5069348187612225, 0.5845570076455654, 0.68857305320789]</text:p>
          </table:table-cell>
          <table:table-cell office:value-type="string" calcext:value-type="string">
            <text:p>[0.27032139339849054, 0.5195038599996047, 0.6278189052178562, 0.7909521401774559]</text:p>
          </table:table-cell>
          <table:table-cell office:value-type="string" calcext:value-type="string">
            <text:p>[0.34871135529980773, 0.5109303069216687, 0.5992699470707187, 0.7172184370876327]</text:p>
          </table:table-cell>
          <table:table-cell office:value-type="string" calcext:value-type="string">
            <text:p>[0.3313951173081879, 0.5344038241682794, 0.6676452407876263, 0.8440566733428201]</text:p>
          </table:table-cell>
          <table:table-cell office:value-type="string" calcext:value-type="string">
            <text:p>[0.370774310443774, 0.5119687926580676, 0.602239002947114, 0.7184104674745779]</text:p>
          </table:table-cell>
          <table:table-cell office:value-type="string" calcext:value-type="string">
            <text:p>[0.34794284188118485, 0.5124816034121412, 0.6099592476134954, 0.7513384644198521]</text:p>
          </table:table-cell>
          <table:table-cell office:value-type="string" calcext:value-type="string">
            <text:p>[0.3933411228793299, 0.5133393849388839, 0.6062429416943801, 0.7362544474648057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0.38521150083064915, 0.5139050925249395, 0.59493797091911, 0.7104663229290586]</text:p>
          </table:table-cell>
          <table:table-cell office:value-type="string" calcext:value-type="string">
            <text:p>[0.3287400305630167, 0.5165676396523338, 0.5940757575517134, 0.6882670660315128]</text:p>
          </table:table-cell>
          <table:table-cell office:value-type="string" calcext:value-type="string">
            <text:p>[0.37959336282266687, 0.5149274688056115, 0.6037098586431423, 0.7308006741942921]</text:p>
          </table:table-cell>
          <table:table-cell office:value-type="string" calcext:value-type="string">
            <text:p>[0.27394383028546304, 0.5125485937265093, 0.6058365721737341, 0.7208380472213541]</text:p>
          </table:table-cell>
          <table:table-cell office:value-type="string" calcext:value-type="string">
            <text:p>[0.3637855136033174, 0.526534429377312, 0.6219160073259263, 0.7385827238570575]</text:p>
          </table:table-cell>
          <table:table-cell office:value-type="string" calcext:value-type="string">
            <text:p>[0.28978573525836837, 0.5200775384967598, 0.6263565426270302, 0.7575300540889148]</text:p>
          </table:table-cell>
          <table:table-cell office:value-type="string" calcext:value-type="string">
            <text:p>[0.28044983457932837, 0.5062410667140425, 0.5920239063973658, 0.7012448196142358]</text:p>
          </table:table-cell>
          <table:table-cell office:value-type="string" calcext:value-type="string">
            <text:p>[0.3485473929222001, 0.5133403708374593, 0.5967031800694707, 0.7013898126360714]</text:p>
          </table:table-cell>
          <table:table-cell office:value-type="string" calcext:value-type="string">
            <text:p>[0.3317041402667762, 0.5070595716042314, 0.5881275099452316, 0.6961426574380614]</text:p>
          </table:table-cell>
          <table:table-cell office:value-type="string" calcext:value-type="string">
            <text:p>[0.3151766720009946, 0.5443865745822147, 0.6931738000872152, 0.9040052812933743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0.35117759000241194, 0.5329133343313698, 0.6272716910710263, 0.7463232187588401]</text:p>
          </table:table-cell>
          <table:table-cell office:value-type="string" calcext:value-type="string">
            <text:p>[0.3372728342350577, 0.5161644178008991, 0.5994312578827254, 0.7261324585966433]</text:p>
          </table:table-cell>
          <table:table-cell office:value-type="string" calcext:value-type="string">
            <text:p>[0.3317206353242919, 0.5557062726703222, 0.7072776934627747, 0.920966487209592]</text:p>
          </table:table-cell>
          <table:table-cell office:value-type="string" calcext:value-type="string">
            <text:p>[0.3281098805186151, 0.5293650078078997, 0.6426667879057927, 0.798615486156057]</text:p>
          </table:table-cell>
          <table:table-cell office:value-type="string" calcext:value-type="string">
            <text:p>[0.38914573988666, 0.5036927920521351, 0.5815534140991474, 0.6744188342102317]</text:p>
          </table:table-cell>
          <table:table-cell office:value-type="string" calcext:value-type="string">
            <text:p>[0.4110028679298979, 0.5200866537715523, 0.6114055317397146, 0.7284332483619692]</text:p>
          </table:table-cell>
          <table:table-cell office:value-type="string" calcext:value-type="string">
            <text:p>[0.3461156267122969, 0.506643017770262, 0.5943226507845208, 0.7107977865080679]</text:p>
          </table:table-cell>
          <table:table-cell office:value-type="string" calcext:value-type="string">
            <text:p>[0.36281364379763803, 0.512065057829863, 0.5898368116193753, 0.6937784627362833]</text:p>
          </table:table-cell>
          <table:table-cell office:value-type="string" calcext:value-type="string">
            <text:p>[0.36759758858594815, 0.5499686571179585, 0.6971767618795245, 0.902996848035902]</text:p>
          </table:table-cell>
          <table:table-cell office:value-type="string" calcext:value-type="string">
            <text:p>[0.36277923265884643, 0.5132495100444107, 0.592189388369781, 0.7015559245959919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0.3293962956002666, 0.5472329038491535, 0.6593702587188177, 0.8025540820805632]</text:p>
          </table:table-cell>
          <table:table-cell office:value-type="string" calcext:value-type="string">
            <text:p>[0.335630375788848, 0.5037948190397827, 0.5812947972470668, 0.6699051101247688]</text:p>
          </table:table-cell>
          <table:table-cell office:value-type="string" calcext:value-type="string">
            <text:p>[0.3891292564393403, 0.5149704067107259, 0.594293175978975, 0.6891420255734136]</text:p>
          </table:table-cell>
          <table:table-cell office:value-type="string" calcext:value-type="string">
            <text:p>[0.318344770693937, 0.5134325291101989, 0.5910656662843217, 0.6935628128681224]</text:p>
          </table:table-cell>
          <table:table-cell office:value-type="string" calcext:value-type="string">
            <text:p>[0.3735513215570583, 0.5225104750956439, 0.6099314387535619, 0.7238725961593058]</text:p>
          </table:table-cell>
          <table:table-cell office:value-type="string" calcext:value-type="string">
            <text:p>[0.381675180035592, 0.5337071863463109, 0.6181493953903575, 0.7308359095157319]</text:p>
          </table:table-cell>
          <table:table-cell office:value-type="string" calcext:value-type="string">
            <text:p>[0.28688942363035713, 0.4983710282359822, 0.5841471944464448, 0.6890306001000309]</text:p>
          </table:table-cell>
          <table:table-cell office:value-type="string" calcext:value-type="string">
            <text:p>[0.3321429282048018, 0.5111885501818048, 0.6061489929910588, 0.7419401088291341]</text:p>
          </table:table-cell>
          <table:table-cell office:value-type="string" calcext:value-type="string">
            <text:p>[0.27613305231984503, 0.5190312742205779, 0.6308444999424007, 0.7891780944099366]</text:p>
          </table:table-cell>
          <table:table-cell office:value-type="string" calcext:value-type="string">
            <text:p>[0.47252888630531636, 0.518931105679326, 0.6118517213228507, 0.7547767235042426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0.31491056482287, 0.5338586602123622, 0.6405364473780598, 0.784051216138253]</text:p>
          </table:table-cell>
          <table:table-cell office:value-type="string" calcext:value-type="string">
            <text:p>[0.36302024913164616, 0.5148384789225119, 0.6168302308468945, 0.7478820601091634]</text:p>
          </table:table-cell>
          <table:table-cell office:value-type="string" calcext:value-type="string">
            <text:p>[0.3381519185591974, 0.5078689843911333, 0.5854563385968418, 0.6909231765777947]</text:p>
          </table:table-cell>
          <table:table-cell office:value-type="string" calcext:value-type="string">
            <text:p>[0.394388579825799, 0.5284067676597275, 0.6176947139084137, 0.7346810499044552]</text:p>
          </table:table-cell>
          <table:table-cell office:value-type="string" calcext:value-type="string">
            <text:p>[0.4594656178232904, 0.5573167136978563, 0.6833262948611311, 0.8715524840026921]</text:p>
          </table:table-cell>
          <table:table-cell office:value-type="string" calcext:value-type="string">
            <text:p>[0.3684724789341168, 0.5049026947814443, 0.5791234564243924, 0.6735203613617211]</text:p>
          </table:table-cell>
          <table:table-cell office:value-type="string" calcext:value-type="string">
            <text:p>[0.3743820444213628, 0.5251408118114117, 0.626710936309471, 0.766180946408021]</text:p>
          </table:table-cell>
          <table:table-cell office:value-type="string" calcext:value-type="string">
            <text:p>[0.4046028063500968, 0.512754044164895, 0.5853819623880964, 0.6797631843725683]</text:p>
          </table:table-cell>
          <table:table-cell office:value-type="string" calcext:value-type="string">
            <text:p>[0.3339586326467877, 0.5176926639111227, 0.6003843667559671, 0.7137304597361886]</text:p>
          </table:table-cell>
          <table:table-cell office:value-type="string" calcext:value-type="string">
            <text:p>[0.29508859869910464, 0.5346966386030587, 0.6599134397259572, 0.8270422893554525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0.3986919182887202, 0.5084006555289354, 0.5884703921335896, 0.7039268657452712]</text:p>
          </table:table-cell>
          <table:table-cell office:value-type="string" calcext:value-type="string">
            <text:p>[0.3256026504566214, 0.5227106484548758, 0.6143404006827048, 0.7349901467966782]</text:p>
          </table:table-cell>
          <table:table-cell office:value-type="string" calcext:value-type="string">
            <text:p>[0.3981202144349667, 0.5252687260730755, 0.6327094748955425, 0.7645355731773791]</text:p>
          </table:table-cell>
          <table:table-cell office:value-type="string" calcext:value-type="string">
            <text:p>[0.3394794761772857, 0.5308727869666525, 0.624884500677056, 0.7434176605929301]</text:p>
          </table:table-cell>
          <table:table-cell office:value-type="string" calcext:value-type="string">
            <text:p>[0.40895403068684694, 0.5171462646019336, 0.618816054629011, 0.7446509714543811]</text:p>
          </table:table-cell>
          <table:table-cell office:value-type="string" calcext:value-type="string">
            <text:p>[0.4632899027103047, 0.508163821570211, 0.5776458084083276, 0.6732503464187762]</text:p>
          </table:table-cell>
          <table:table-cell office:value-type="string" calcext:value-type="string">
            <text:p>[0.3916068621531241, 0.5170355878377489, 0.6177597837748567, 0.7437833230666259]</text:p>
          </table:table-cell>
          <table:table-cell office:value-type="string" calcext:value-type="string">
            <text:p>[0.4622536468504812, 0.5508811893298199, 0.6914603371851464, 0.8994698168397696]</text:p>
          </table:table-cell>
          <table:table-cell office:value-type="string" calcext:value-type="string">
            <text:p>[0.4026757258547745, 0.5302158106866045, 0.6261957764985314, 0.7364819570829475]</text:p>
          </table:table-cell>
          <table:table-cell office:value-type="string" calcext:value-type="string">
            <text:p>[0.4880897271029546, 0.5296879143798141, 0.6204618473007056, 0.7440996037071381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0.43855955050801, 0.5190760753655347, 0.5889648509576674, 0.6891693675734695]</text:p>
          </table:table-cell>
          <table:table-cell office:value-type="string" calcext:value-type="string">
            <text:p>[0.43757150953978335, 0.5185491569589776, 0.5933377249317914, 0.7018013119037985]</text:p>
          </table:table-cell>
          <table:table-cell office:value-type="string" calcext:value-type="string">
            <text:p>[0.38270609812503803, 0.5047430190271796, 0.5958415645318635, 0.7173722393299666]</text:p>
          </table:table-cell>
          <table:table-cell office:value-type="string" calcext:value-type="string">
            <text:p>[0.42426291831572516, 0.5158112588369518, 0.593289383046574, 0.6859226037308777]</text:p>
          </table:table-cell>
          <table:table-cell office:value-type="string" calcext:value-type="string">
            <text:p>[0.45069139725767327, 0.5108012972048578, 0.5968452379326338, 0.726700287864174]</text:p>
          </table:table-cell>
          <table:table-cell office:value-type="string" calcext:value-type="string">
            <text:p>[0.38162152673052807, 0.5380247225260202, 0.6273209702557875, 0.7454911726859555]</text:p>
          </table:table-cell>
          <table:table-cell office:value-type="string" calcext:value-type="string">
            <text:p>[0.38281656938313763, 0.514095056746658, 0.5870584712659174, 0.692014639519807]</text:p>
          </table:table-cell>
          <table:table-cell office:value-type="string" calcext:value-type="string">
            <text:p>[0.39117621178204015, 0.5191929846653461, 0.5938334484995668, 0.7016985585107797]</text:p>
          </table:table-cell>
          <table:table-cell office:value-type="string" calcext:value-type="string">
            <text:p>[0.4048452273407672, 0.5210047252298924, 0.6223912966668705, 0.7703467211482323]</text:p>
          </table:table-cell>
          <table:table-cell office:value-type="string" calcext:value-type="string">
            <text:p>[0.4090715733934084, 0.5432308972638731, 0.6540311906164576, 0.7885576216458564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0.3663687202580061, 0.5163402349172429, 0.5933887686145547, 0.6879319684772548]</text:p>
          </table:table-cell>
          <table:table-cell office:value-type="string" calcext:value-type="string">
            <text:p>[0.49177285781595914, 0.518964293510198, 0.5925348681225407, 0.6867717117771582]</text:p>
          </table:table-cell>
          <table:table-cell table:number-columns-repeated="2" office:value-type="string" calcext:value-type="string">
            <text:p>[0.4055382402869584, 0.5253917310930033, 0.6022763796041333, 0.7200973527282897]</text:p>
          </table:table-cell>
          <table:table-cell office:value-type="string" calcext:value-type="string">
            <text:p>[0.3547259074692432, 0.5065022935864887, 0.5843312669387437, 0.6944527404727742]</text:p>
          </table:table-cell>
          <table:table-cell office:value-type="string" calcext:value-type="string">
            <text:p>[0.40998598829836136, 0.5258842740068842, 0.6039571966083828, 0.716850207319234]</text:p>
          </table:table-cell>
          <table:table-cell office:value-type="string" calcext:value-type="string">
            <text:p>[0.3410042363454865, 0.5136879712845783, 0.58221084988521, 0.6830788781188629]</text:p>
          </table:table-cell>
          <table:table-cell office:value-type="string" calcext:value-type="string">
            <text:p>[0.51900870793988, 0.5213575754739312, 0.5897769045031678, 0.6795946130982774]</text:p>
          </table:table-cell>
          <table:table-cell office:value-type="string" calcext:value-type="string">
            <text:p>[0.46281234712666974, 0.5104259411533899, 0.5854141358396943, 0.6795597697372932]</text:p>
          </table:table-cell>
          <table:table-cell office:value-type="string" calcext:value-type="string">
            <text:p>[0.47937153459235526, 0.5195514827009337, 0.5953424283264491, 0.6988812957449521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0.46339287509696325, 0.5186957778828244, 0.5877538244666204, 0.67856165608858]</text:p>
          </table:table-cell>
          <table:table-cell office:value-type="string" calcext:value-type="string">
            <text:p>[0.5225207555819229, 0.5233327466733366, 0.5855347472462205, 0.6774072921371124]</text:p>
          </table:table-cell>
          <table:table-cell office:value-type="string" calcext:value-type="string">
            <text:p>[0.4857292810268741, 0.519687298982952, 0.5865142634511881, 0.6780141039936021]</text:p>
          </table:table-cell>
          <table:table-cell office:value-type="string" calcext:value-type="string">
            <text:p>[0.43255593381473356, 0.517881156285919, 0.5887027544391782, 0.6786087133404414]</text:p>
          </table:table-cell>
          <table:table-cell table:number-columns-repeated="2" office:value-type="string" calcext:value-type="string">
            <text:p>[0.5581555483547845, 0.5268111892565202, 0.5843339135304442, 0.6749352529921043]</text:p>
          </table:table-cell>
          <table:table-cell table:number-columns-repeated="2" office:value-type="string" calcext:value-type="string">
            <text:p>[0.48513112207312387, 0.5202144667239949, 0.5916891369385207, 0.6801146430766217]</text:p>
          </table:table-cell>
          <table:table-cell office:value-type="string" calcext:value-type="string">
            <text:p>[0.3712498919973212, 0.5201863947373694, 0.591688649725349, 0.6796518418206146]</text:p>
          </table:table-cell>
          <table:table-cell office:value-type="string" calcext:value-type="string">
            <text:p>[0.48127931986461464, 0.5210982046388919, 0.5904923646650504, 0.6801319776037544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luded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'dh05']</text:p>
          </table:table-cell>
          <table:table-cell office:value-type="string" calcext:value-type="string">
            <text:p>['ap06']</text:p>
          </table:table-cell>
          <table:table-cell office:value-type="string" calcext:value-type="string">
            <text:p>['ap01']</text:p>
          </table:table-cell>
          <table:table-cell office:value-type="string" calcext:value-type="string">
            <text:p>['ap05']</text:p>
          </table:table-cell>
          <table:table-cell office:value-type="string" calcext:value-type="string">
            <text:p>['ap07']</text:p>
          </table:table-cell>
          <table:table-cell office:value-type="string" calcext:value-type="string">
            <text:p>['dh05']</text:p>
          </table:table-cell>
          <table:table-cell office:value-type="string" calcext:value-type="string">
            <text:p>['ap07']</text:p>
          </table:table-cell>
          <table:table-cell office:value-type="string" calcext:value-type="string">
            <text:p>['dh02']</text:p>
          </table:table-cell>
          <table:table-cell office:value-type="string" calcext:value-type="string">
            <text:p>['dh10']</text:p>
          </table:table-cell>
          <table:table-cell office:value-type="string" calcext:value-type="string">
            <text:p>['dh01'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'ap01', 'ap05']</text:p>
          </table:table-cell>
          <table:table-cell office:value-type="string" calcext:value-type="string">
            <text:p>['ap01', 'dh02']</text:p>
          </table:table-cell>
          <table:table-cell office:value-type="string" calcext:value-type="string">
            <text:p>['ap06', 'dh04']</text:p>
          </table:table-cell>
          <table:table-cell office:value-type="string" calcext:value-type="string">
            <text:p>['dh08', 'dh11']</text:p>
          </table:table-cell>
          <table:table-cell office:value-type="string" calcext:value-type="string">
            <text:p>['ap04', 'dh06']</text:p>
          </table:table-cell>
          <table:table-cell office:value-type="string" calcext:value-type="string">
            <text:p>['ap07', 'dh10']</text:p>
          </table:table-cell>
          <table:table-cell office:value-type="string" calcext:value-type="string">
            <text:p>['dh04', 'dh10']</text:p>
          </table:table-cell>
          <table:table-cell office:value-type="string" calcext:value-type="string">
            <text:p>['dh04', 'dh06']</text:p>
          </table:table-cell>
          <table:table-cell office:value-type="string" calcext:value-type="string">
            <text:p>['ap01', 'dh10']</text:p>
          </table:table-cell>
          <table:table-cell office:value-type="string" calcext:value-type="string">
            <text:p>['dh06', 'dh10'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'ap06', 'dh08', 'dh11']</text:p>
          </table:table-cell>
          <table:table-cell office:value-type="string" calcext:value-type="string">
            <text:p>['dh06', 'dh10', 'dh11']</text:p>
          </table:table-cell>
          <table:table-cell office:value-type="string" calcext:value-type="string">
            <text:p>['dh03', 'dh05', 'dh08']</text:p>
          </table:table-cell>
          <table:table-cell office:value-type="string" calcext:value-type="string">
            <text:p>['dh06', 'dh07', 'dh09']</text:p>
          </table:table-cell>
          <table:table-cell office:value-type="string" calcext:value-type="string">
            <text:p>['ap07', 'dh02', 'dh06']</text:p>
          </table:table-cell>
          <table:table-cell office:value-type="string" calcext:value-type="string">
            <text:p>['dh04', 'dh09', 'dh11']</text:p>
          </table:table-cell>
          <table:table-cell office:value-type="string" calcext:value-type="string">
            <text:p>['ap07', 'dh07', 'dh09']</text:p>
          </table:table-cell>
          <table:table-cell office:value-type="string" calcext:value-type="string">
            <text:p>['ap03', 'ap05', 'dh06']</text:p>
          </table:table-cell>
          <table:table-cell office:value-type="string" calcext:value-type="string">
            <text:p>['ap01', 'ap07', 'dh07']</text:p>
          </table:table-cell>
          <table:table-cell office:value-type="string" calcext:value-type="string">
            <text:p>['ap01', 'dh03', 'dh10'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'ap05', 'dh05', 'dh08', 'dh10']</text:p>
          </table:table-cell>
          <table:table-cell office:value-type="string" calcext:value-type="string">
            <text:p>['ap07', 'dh02', 'dh05', 'dh06']</text:p>
          </table:table-cell>
          <table:table-cell office:value-type="string" calcext:value-type="string">
            <text:p>['ap03', 'ap04', 'dh05', 'dh11']</text:p>
          </table:table-cell>
          <table:table-cell office:value-type="string" calcext:value-type="string">
            <text:p>['ap01', 'dh03', 'dh05', 'dh10']</text:p>
          </table:table-cell>
          <table:table-cell office:value-type="string" calcext:value-type="string">
            <text:p>['ap06', 'dh01', 'dh07', 'dh08']</text:p>
          </table:table-cell>
          <table:table-cell office:value-type="string" calcext:value-type="string">
            <text:p>['ap05', 'dh04', 'dh06', 'dh10']</text:p>
          </table:table-cell>
          <table:table-cell office:value-type="string" calcext:value-type="string">
            <text:p>['ap07', 'dh05', 'dh09', 'dh11']</text:p>
          </table:table-cell>
          <table:table-cell office:value-type="string" calcext:value-type="string">
            <text:p>['ap06', 'dh04', 'dh06', 'dh11']</text:p>
          </table:table-cell>
          <table:table-cell office:value-type="string" calcext:value-type="string">
            <text:p>['ap03', 'ap07', 'dh02', 'dh03']</text:p>
          </table:table-cell>
          <table:table-cell office:value-type="string" calcext:value-type="string">
            <text:p>['dh02', 'dh05', 'dh06', 'dh11'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'ap05', 'dh03', 'dh05', 'dh09', 'dh11']</text:p>
          </table:table-cell>
          <table:table-cell office:value-type="string" calcext:value-type="string">
            <text:p>['ap06', 'dh05', 'dh08', 'dh09', 'dh10']</text:p>
          </table:table-cell>
          <table:table-cell office:value-type="string" calcext:value-type="string">
            <text:p>['ap06', 'dh06', 'dh07', 'dh09', 'dh11']</text:p>
          </table:table-cell>
          <table:table-cell office:value-type="string" calcext:value-type="string">
            <text:p>['ap04', 'ap07', 'dh01', 'dh02', 'dh11']</text:p>
          </table:table-cell>
          <table:table-cell office:value-type="string" calcext:value-type="string">
            <text:p>['ap03', 'dh01', 'dh04', 'dh05', 'dh09']</text:p>
          </table:table-cell>
          <table:table-cell office:value-type="string" calcext:value-type="string">
            <text:p>['dh03', 'dh05', 'dh06', 'dh08', 'dh11']</text:p>
          </table:table-cell>
          <table:table-cell office:value-type="string" calcext:value-type="string">
            <text:p>['ap03', 'ap04', 'dh05', 'dh06', 'dh11']</text:p>
          </table:table-cell>
          <table:table-cell office:value-type="string" calcext:value-type="string">
            <text:p>['ap03', 'ap04', 'ap05', 'dh04', 'dh09']</text:p>
          </table:table-cell>
          <table:table-cell office:value-type="string" calcext:value-type="string">
            <text:p>['ap01', 'ap04', 'dh09', 'dh10', 'dh11']</text:p>
          </table:table-cell>
          <table:table-cell office:value-type="string" calcext:value-type="string">
            <text:p>['ap06', 'dh01', 'dh04', 'dh09', 'dh11'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'ap06', 'ap07', 'dh01', 'dh03', 'dh04', 'dh09']</text:p>
          </table:table-cell>
          <table:table-cell office:value-type="string" calcext:value-type="string">
            <text:p>['ap03', 'ap06', 'dh03', 'dh05', 'dh09', 'dh10']</text:p>
          </table:table-cell>
          <table:table-cell office:value-type="string" calcext:value-type="string">
            <text:p>['ap01', 'ap03', 'ap04', 'dh05', 'dh06', 'dh07']</text:p>
          </table:table-cell>
          <table:table-cell office:value-type="string" calcext:value-type="string">
            <text:p>['ap01', 'ap03', 'ap04', 'dh01', 'dh04', 'dh10']</text:p>
          </table:table-cell>
          <table:table-cell office:value-type="string" calcext:value-type="string">
            <text:p>['ap03', 'ap04', 'dh02', 'dh07', 'dh10', 'dh11']</text:p>
          </table:table-cell>
          <table:table-cell office:value-type="string" calcext:value-type="string">
            <text:p>['ap01', 'ap03', 'ap07', 'dh01', 'dh05', 'dh11']</text:p>
          </table:table-cell>
          <table:table-cell office:value-type="string" calcext:value-type="string">
            <text:p>['ap04', 'dh03', 'dh04', 'dh08', 'dh10', 'dh11']</text:p>
          </table:table-cell>
          <table:table-cell office:value-type="string" calcext:value-type="string">
            <text:p>['ap01', 'ap03', 'ap05', 'dh04', 'dh05', 'dh06']</text:p>
          </table:table-cell>
          <table:table-cell office:value-type="string" calcext:value-type="string">
            <text:p>['ap05', 'dh01', 'dh02', 'dh03', 'dh06', 'dh10']</text:p>
          </table:table-cell>
          <table:table-cell office:value-type="string" calcext:value-type="string">
            <text:p>['ap01', 'ap05', 'dh03', 'dh04', 'dh07', 'dh11'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'ap01', 'ap06', 'ap07', 'dh06', 'dh07', 'dh09', 'dh11']</text:p>
          </table:table-cell>
          <table:table-cell office:value-type="string" calcext:value-type="string">
            <text:p>['ap01', 'ap03', 'ap05', 'dh02', 'dh03', 'dh05', 'dh08']</text:p>
          </table:table-cell>
          <table:table-cell office:value-type="string" calcext:value-type="string">
            <text:p>['ap01', 'ap03', 'ap04', 'ap07', 'dh02', 'dh07', 'dh10']</text:p>
          </table:table-cell>
          <table:table-cell office:value-type="string" calcext:value-type="string">
            <text:p>['ap01', 'ap03', 'ap06', 'ap07', 'dh03', 'dh09', 'dh11']</text:p>
          </table:table-cell>
          <table:table-cell office:value-type="string" calcext:value-type="string">
            <text:p>['ap04', 'ap05', 'dh01', 'dh03', 'dh05', 'dh09', 'dh11']</text:p>
          </table:table-cell>
          <table:table-cell office:value-type="string" calcext:value-type="string">
            <text:p>['ap01', 'ap04', 'ap07', 'dh04', 'dh08', 'dh10', 'dh11']</text:p>
          </table:table-cell>
          <table:table-cell office:value-type="string" calcext:value-type="string">
            <text:p>['ap01', 'ap06', 'ap07', 'dh01', 'dh08', 'dh09', 'dh10']</text:p>
          </table:table-cell>
          <table:table-cell office:value-type="string" calcext:value-type="string">
            <text:p>['ap03', 'ap06', 'dh01', 'dh04', 'dh05', 'dh10', 'dh11']</text:p>
          </table:table-cell>
          <table:table-cell office:value-type="string" calcext:value-type="string">
            <text:p>['ap03', 'dh01', 'dh02', 'dh06', 'dh08', 'dh09', 'dh10']</text:p>
          </table:table-cell>
          <table:table-cell office:value-type="string" calcext:value-type="string">
            <text:p>['ap04', 'ap05', 'ap06', 'dh02', 'dh03', 'dh08', 'dh09'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'ap01', 'ap03', 'ap05', 'ap06', 'ap07', 'dh04', 'dh08', 'dh11']</text:p>
          </table:table-cell>
          <table:table-cell office:value-type="string" calcext:value-type="string">
            <text:p>['ap05', 'ap06', 'dh01', 'dh02', 'dh03', 'dh06', 'dh07', 'dh08']</text:p>
          </table:table-cell>
          <table:table-cell office:value-type="string" calcext:value-type="string">
            <text:p>['ap05', 'dh03', 'dh04', 'dh05', 'dh06', 'dh08', 'dh09', 'dh10']</text:p>
          </table:table-cell>
          <table:table-cell office:value-type="string" calcext:value-type="string">
            <text:p>['ap04', 'ap07', 'dh01', 'dh02', 'dh03', 'dh06', 'dh08', 'dh11']</text:p>
          </table:table-cell>
          <table:table-cell office:value-type="string" calcext:value-type="string">
            <text:p>['ap03', 'ap05', 'ap06', 'dh04', 'dh05', 'dh07', 'dh09', 'dh11']</text:p>
          </table:table-cell>
          <table:table-cell office:value-type="string" calcext:value-type="string">
            <text:p>['ap03', 'ap04', 'ap06', 'dh01', 'dh02', 'dh03', 'dh05', 'dh08']</text:p>
          </table:table-cell>
          <table:table-cell office:value-type="string" calcext:value-type="string">
            <text:p>['ap01', 'ap07', 'dh03', 'dh04', 'dh05', 'dh08', 'dh09', 'dh11']</text:p>
          </table:table-cell>
          <table:table-cell office:value-type="string" calcext:value-type="string">
            <text:p>['ap01', 'ap04', 'ap05', 'ap07', 'dh02', 'dh06', 'dh09', 'dh10']</text:p>
          </table:table-cell>
          <table:table-cell office:value-type="string" calcext:value-type="string">
            <text:p>['ap01', 'ap03', 'ap04', 'ap06', 'dh04', 'dh05', 'dh07', 'dh08']</text:p>
          </table:table-cell>
          <table:table-cell office:value-type="string" calcext:value-type="string">
            <text:p>['ap01', 'ap03', 'ap04', 'ap05', 'ap07', 'dh01', 'dh04', 'dh11'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'ap01', 'ap03', 'ap04', 'ap05', 'ap06', 'dh01', 'dh02', 'dh05', 'dh08']</text:p>
          </table:table-cell>
          <table:table-cell office:value-type="string" calcext:value-type="string">
            <text:p>['ap01', 'ap03', 'ap05', 'ap07', 'dh03', 'dh04', 'dh06', 'dh09', 'dh10']</text:p>
          </table:table-cell>
          <table:table-cell office:value-type="string" calcext:value-type="string">
            <text:p>['ap04', 'ap06', 'ap07', 'dh01', 'dh03', 'dh04', 'dh05', 'dh08', 'dh10']</text:p>
          </table:table-cell>
          <table:table-cell office:value-type="string" calcext:value-type="string">
            <text:p>['ap03', 'ap05', 'ap06', 'dh01', 'dh05', 'dh06', 'dh08', 'dh10', 'dh11']</text:p>
          </table:table-cell>
          <table:table-cell office:value-type="string" calcext:value-type="string">
            <text:p>['ap04', 'ap07', 'dh01', 'dh02', 'dh03', 'dh05', 'dh09', 'dh10', 'dh11']</text:p>
          </table:table-cell>
          <table:table-cell office:value-type="string" calcext:value-type="string">
            <text:p>['ap01', 'ap03', 'ap05', 'dh02', 'dh05', 'dh06', 'dh07', 'dh09', 'dh11']</text:p>
          </table:table-cell>
          <table:table-cell office:value-type="string" calcext:value-type="string">
            <text:p>['ap01', 'ap03', 'dh01', 'dh02', 'dh03', 'dh04', 'dh06', 'dh08', 'dh10']</text:p>
          </table:table-cell>
          <table:table-cell office:value-type="string" calcext:value-type="string">
            <text:p>['ap01', 'ap03', 'ap06', 'ap07', 'dh01', 'dh02', 'dh04', 'dh05', 'dh07']</text:p>
          </table:table-cell>
          <table:table-cell office:value-type="string" calcext:value-type="string">
            <text:p>['ap05', 'ap06', 'ap07', 'dh02', 'dh03', 'dh04', 'dh05', 'dh09', 'dh11']</text:p>
          </table:table-cell>
          <table:table-cell office:value-type="string" calcext:value-type="string">
            <text:p>['ap03', 'ap05', 'ap06', 'ap07', 'dh01', 'dh03', 'dh07', 'dh08', 'dh11'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'ap01', 'ap03', 'ap05', 'ap07', 'dh01', 'dh03', 'dh05', 'dh09', 'dh10', 'dh11']</text:p>
          </table:table-cell>
          <table:table-cell office:value-type="string" calcext:value-type="string">
            <text:p>['ap01', 'ap03', 'ap05', 'ap06', 'ap07', 'dh03', 'dh04', 'dh06', 'dh07', 'dh08']</text:p>
          </table:table-cell>
          <table:table-cell office:value-type="string" calcext:value-type="string">
            <text:p>['ap01', 'ap05', 'ap06', 'ap07', 'dh01', 'dh03', 'dh05', 'dh07', 'dh08', 'dh11']</text:p>
          </table:table-cell>
          <table:table-cell office:value-type="string" calcext:value-type="string">
            <text:p>['ap03', 'ap06', 'ap07', 'dh01', 'dh03', 'dh04', 'dh05', 'dh06', 'dh10', 'dh11']</text:p>
          </table:table-cell>
          <table:table-cell office:value-type="string" calcext:value-type="string">
            <text:p>['ap01', 'ap04', 'ap05', 'ap06', 'dh01', 'dh03', 'dh04', 'dh06', 'dh09', 'dh10']</text:p>
          </table:table-cell>
          <table:table-cell office:value-type="string" calcext:value-type="string">
            <text:p>['ap04', 'ap05', 'ap07', 'dh01', 'dh02', 'dh03', 'dh05', 'dh09', 'dh10', 'dh11']</text:p>
          </table:table-cell>
          <table:table-cell office:value-type="string" calcext:value-type="string">
            <text:p>['ap01', 'ap03', 'ap05', 'ap07', 'dh02', 'dh03', 'dh04', 'dh05', 'dh07', 'dh11']</text:p>
          </table:table-cell>
          <table:table-cell office:value-type="string" calcext:value-type="string">
            <text:p>['ap01', 'ap03', 'ap04', 'ap07', 'dh03', 'dh06', 'dh08', 'dh09', 'dh10', 'dh11']</text:p>
          </table:table-cell>
          <table:table-cell office:value-type="string" calcext:value-type="string">
            <text:p>['ap03', 'ap04', 'ap07', 'dh01', 'dh02', 'dh03', 'dh04', 'dh05', 'dh08', 'dh11']</text:p>
          </table:table-cell>
          <table:table-cell office:value-type="string" calcext:value-type="string">
            <text:p>['ap01', 'ap03', 'ap04', 'ap07', 'dh01', 'dh02', 'dh04', 'dh06', 'dh08', 'dh11'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'ap01', 'ap05', 'ap07', 'dh01', 'dh02', 'dh03', 'dh06', 'dh07', 'dh09', 'dh10', 'dh11']</text:p>
          </table:table-cell>
          <table:table-cell office:value-type="string" calcext:value-type="string">
            <text:p>['ap01', 'ap04', 'ap06', 'dh01', 'dh02', 'dh03', 'dh04', 'dh05', 'dh06', 'dh07', 'dh09']</text:p>
          </table:table-cell>
          <table:table-cell office:value-type="string" calcext:value-type="string">
            <text:p>['ap03', 'ap04', 'ap06', 'ap07', 'dh01', 'dh03', 'dh04', 'dh06', 'dh07', 'dh09', 'dh10']</text:p>
          </table:table-cell>
          <table:table-cell office:value-type="string" calcext:value-type="string">
            <text:p>['ap01', 'ap03', 'ap05', 'ap06', 'ap07', 'dh01', 'dh06', 'dh08', 'dh09', 'dh10', 'dh11']</text:p>
          </table:table-cell>
          <table:table-cell office:value-type="string" calcext:value-type="string">
            <text:p>['ap01', 'ap03', 'ap04', 'ap05', 'ap07', 'dh02', 'dh03', 'dh04', 'dh06', 'dh07', 'dh10']</text:p>
          </table:table-cell>
          <table:table-cell office:value-type="string" calcext:value-type="string">
            <text:p>['ap01', 'ap03', 'ap04', 'ap05', 'ap07', 'dh02', 'dh04', 'dh05', 'dh06', 'dh07', 'dh10']</text:p>
          </table:table-cell>
          <table:table-cell office:value-type="string" calcext:value-type="string">
            <text:p>['ap01', 'ap03', 'ap05', 'dh02', 'dh03', 'dh04', 'dh05', 'dh06', 'dh07', 'dh09', 'dh10']</text:p>
          </table:table-cell>
          <table:table-cell office:value-type="string" calcext:value-type="string">
            <text:p>['ap05', 'ap06', 'ap07', 'dh01', 'dh02', 'dh04', 'dh05', 'dh06', 'dh08', 'dh09', 'dh11']</text:p>
          </table:table-cell>
          <table:table-cell office:value-type="string" calcext:value-type="string">
            <text:p>['ap03', 'ap05', 'ap06', 'dh01', 'dh03', 'dh04', 'dh05', 'dh07', 'dh08', 'dh09', 'dh11']</text:p>
          </table:table-cell>
          <table:table-cell office:value-type="string" calcext:value-type="string">
            <text:p>['ap01', 'ap03', 'ap04', 'ap05', 'ap06', 'ap07', 'dh01', 'dh04', 'dh05', 'dh07', 'dh11'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'ap01', 'ap03', 'ap04', 'dh01', 'dh02', 'dh03', 'dh04', 'dh07', 'dh08', 'dh09', 'dh10', 'dh11']</text:p>
          </table:table-cell>
          <table:table-cell office:value-type="string" calcext:value-type="string">
            <text:p>['ap04', 'ap06', 'ap07', 'dh01', 'dh02', 'dh03', 'dh04', 'dh05', 'dh07', 'dh08', 'dh09', 'dh11']</text:p>
          </table:table-cell>
          <table:table-cell office:value-type="string" calcext:value-type="string">
            <text:p>['ap05', 'ap06', 'ap07', 'dh01', 'dh02', 'dh04', 'dh05', 'dh06', 'dh08', 'dh09', 'dh10', 'dh11']</text:p>
          </table:table-cell>
          <table:table-cell office:value-type="string" calcext:value-type="string">
            <text:p>['ap03', 'ap04', 'ap05', 'ap06', 'dh02', 'dh03', 'dh04', 'dh05', 'dh07', 'dh08', 'dh10', 'dh11']</text:p>
          </table:table-cell>
          <table:table-cell office:value-type="string" calcext:value-type="string">
            <text:p>['ap03', 'ap04', 'ap05', 'ap06', 'ap07', 'dh01', 'dh04', 'dh05', 'dh07', 'dh09', 'dh10', 'dh11']</text:p>
          </table:table-cell>
          <table:table-cell office:value-type="string" calcext:value-type="string">
            <text:p>['ap01', 'ap03', 'ap07', 'dh02', 'dh03', 'dh04', 'dh05', 'dh06', 'dh07', 'dh08', 'dh10', 'dh11']</text:p>
          </table:table-cell>
          <table:table-cell office:value-type="string" calcext:value-type="string">
            <text:p>['ap03', 'ap04', 'ap05', 'ap06', 'dh01', 'dh02', 'dh03', 'dh04', 'dh06', 'dh07', 'dh10', 'dh11']</text:p>
          </table:table-cell>
          <table:table-cell office:value-type="string" calcext:value-type="string">
            <text:p>['ap03', 'ap04', 'ap06', 'ap07', 'dh01', 'dh02', 'dh03', 'dh04', 'dh05', 'dh07', 'dh08', 'dh10']</text:p>
          </table:table-cell>
          <table:table-cell office:value-type="string" calcext:value-type="string">
            <text:p>['ap01', 'ap03', 'ap04', 'ap05', 'dh02', 'dh03', 'dh04', 'dh05', 'dh07', 'dh08', 'dh10', 'dh11']</text:p>
          </table:table-cell>
          <table:table-cell office:value-type="string" calcext:value-type="string">
            <text:p>['ap01', 'ap03', 'ap05', 'ap06', 'dh01', 'dh03', 'dh05', 'dh06', 'dh07', 'dh09', 'dh10', 'dh11'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'ap01', 'ap04', 'ap05', 'ap06', 'dh02', 'dh03', 'dh04', 'dh05', 'dh06', 'dh08', 'dh09', 'dh10', 'dh11']</text:p>
          </table:table-cell>
          <table:table-cell office:value-type="string" calcext:value-type="string">
            <text:p>['ap03', 'ap05', 'ap06', 'ap07', 'dh02', 'dh03', 'dh05', 'dh06', 'dh07', 'dh08', 'dh09', 'dh10', 'dh11']</text:p>
          </table:table-cell>
          <table:table-cell office:value-type="string" calcext:value-type="string">
            <text:p>['ap01', 'ap03', 'ap04', 'ap06', 'ap07', 'dh02', 'dh04', 'dh05', 'dh06', 'dh07', 'dh08', 'dh09', 'dh10']</text:p>
          </table:table-cell>
          <table:table-cell office:value-type="string" calcext:value-type="string">
            <text:p>['ap01', 'ap03', 'ap05', 'ap06', 'ap07', 'dh02', 'dh05', 'dh06', 'dh07', 'dh08', 'dh09', 'dh10', 'dh11']</text:p>
          </table:table-cell>
          <table:table-cell office:value-type="string" calcext:value-type="string">
            <text:p>['ap01', 'ap04', 'ap05', 'ap07', 'dh02', 'dh04', 'dh05', 'dh06', 'dh07', 'dh08', 'dh09', 'dh10', 'dh11']</text:p>
          </table:table-cell>
          <table:table-cell office:value-type="string" calcext:value-type="string">
            <text:p>['ap01', 'ap03', 'ap04', 'ap05', 'ap06', 'ap07', 'dh03', 'dh04', 'dh05', 'dh06', 'dh08', 'dh09', 'dh10']</text:p>
          </table:table-cell>
          <table:table-cell office:value-type="string" calcext:value-type="string">
            <text:p>['ap01', 'ap04', 'ap05', 'ap06', 'dh01', 'dh02', 'dh03', 'dh04', 'dh06', 'dh07', 'dh09', 'dh10', 'dh11']</text:p>
          </table:table-cell>
          <table:table-cell office:value-type="string" calcext:value-type="string">
            <text:p>['ap01', 'ap03', 'ap04', 'ap05', 'ap06', 'ap07', 'dh01', 'dh02', 'dh03', 'dh04', 'dh07', 'dh08', 'dh11']</text:p>
          </table:table-cell>
          <table:table-cell office:value-type="string" calcext:value-type="string">
            <text:p>['ap01', 'ap03', 'ap04', 'ap06', 'ap07', 'dh01', 'dh03', 'dh04', 'dh05', 'dh06', 'dh09', 'dh10', 'dh11']</text:p>
          </table:table-cell>
          <table:table-cell office:value-type="string" calcext:value-type="string">
            <text:p>['ap01', 'ap03', 'ap04', 'ap05', 'ap06', 'ap07', 'dh02', 'dh03', 'dh04', 'dh06', 'dh08', 'dh10', 'dh11'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'ap01', 'ap04', 'ap05', 'ap06', 'ap07', 'dh01', 'dh03', 'dh04', 'dh05', 'dh06', 'dh08', 'dh09', 'dh10', 'dh11']</text:p>
          </table:table-cell>
          <table:table-cell office:value-type="string" calcext:value-type="string">
            <text:p>['ap01', 'ap04', 'ap05', 'ap06', 'ap07', 'dh01', 'dh02', 'dh03', 'dh04', 'dh06', 'dh07', 'dh08', 'dh09', 'dh11']</text:p>
          </table:table-cell>
          <table:table-cell office:value-type="string" calcext:value-type="string">
            <text:p>['ap01', 'ap03', 'ap04', 'ap05', 'ap06', 'dh01', 'dh02', 'dh03', 'dh04', 'dh05', 'dh07', 'dh08', 'dh09', 'dh10']</text:p>
          </table:table-cell>
          <table:table-cell office:value-type="string" calcext:value-type="string">
            <text:p>['ap01', 'ap03', 'ap04', 'ap06', 'ap07', 'dh01', 'dh02', 'dh03', 'dh04', 'dh05', 'dh06', 'dh07', 'dh08', 'dh09']</text:p>
          </table:table-cell>
          <table:table-cell office:value-type="string" calcext:value-type="string">
            <text:p>['ap01', 'ap03', 'ap04', 'ap05', 'ap06', 'ap07', 'dh01', 'dh02', 'dh03', 'dh04', 'dh07', 'dh08', 'dh09', 'dh10']</text:p>
          </table:table-cell>
          <table:table-cell office:value-type="string" calcext:value-type="string">
            <text:p>['ap01', 'ap03', 'ap04', 'ap05', 'ap07', 'dh01', 'dh02', 'dh04', 'dh05', 'dh06', 'dh07', 'dh08', 'dh09', 'dh10']</text:p>
          </table:table-cell>
          <table:table-cell office:value-type="string" calcext:value-type="string">
            <text:p>['ap01', 'ap04', 'ap06', 'ap07', 'dh02', 'dh03', 'dh04', 'dh05', 'dh06', 'dh07', 'dh08', 'dh09', 'dh10', 'dh11']</text:p>
          </table:table-cell>
          <table:table-cell office:value-type="string" calcext:value-type="string">
            <text:p>['ap03', 'ap04', 'ap05', 'ap07', 'dh01', 'dh02', 'dh03', 'dh04', 'dh05', 'dh06', 'dh07', 'dh08', 'dh09', 'dh10']</text:p>
          </table:table-cell>
          <table:table-cell office:value-type="string" calcext:value-type="string">
            <text:p>['ap01', 'ap03', 'ap04', 'ap05', 'ap06', 'dh01', 'dh03', 'dh04', 'dh05', 'dh07', 'dh08', 'dh09', 'dh10', 'dh11']</text:p>
          </table:table-cell>
          <table:table-cell office:value-type="string" calcext:value-type="string">
            <text:p>['ap01', 'ap03', 'ap04', 'ap06', 'ap07', 'dh01', 'dh02', 'dh03', 'dh05', 'dh06', 'dh07', 'dh09', 'dh10', 'dh11'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'ap01', 'ap03', 'ap05', 'ap06', 'ap07', 'dh01', 'dh02', 'dh03', 'dh04', 'dh05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08', 'dh11']</text:p>
          </table:table-cell>
          <table:table-cell table:number-columns-repeated="2" office:value-type="string" calcext:value-type="string">
            <text:p>['ap01', 'ap03', 'ap04', 'ap05', 'ap07', 'dh01', 'dh03', 'dh04', 'dh05', 'dh06', 'dh07', 'dh08', 'dh09', 'dh10', 'dh11']</text:p>
          </table:table-cell>
          <table:table-cell office:value-type="string" calcext:value-type="string">
            <text:p>['ap01', 'ap03', 'ap05', 'ap06', 'ap07', 'dh01', 'dh02', 'dh03', 'dh04', 'dh05', 'dh06', 'dh08', 'dh09', 'dh10', 'dh11']</text:p>
          </table:table-cell>
          <table:table-cell office:value-type="string" calcext:value-type="string">
            <text:p>['ap01', 'ap03', 'ap04', 'ap06', 'ap07', 'dh01', 'dh02', 'dh03', 'dh04', 'dh05', 'dh06', 'dh08', 'dh09', 'dh10', 'dh11']</text:p>
          </table:table-cell>
          <table:table-cell office:value-type="string" calcext:value-type="string">
            <text:p>['ap01', 'ap03', 'ap05', 'ap06', 'ap07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8', 'dh09', 'dh10', 'dh11']</text:p>
          </table:table-cell>
          <table:table-cell office:value-type="string" calcext:value-type="string">
            <text:p>['ap01', 'ap03', 'ap04', 'ap05', 'ap06', 'ap07', 'dh01', 'dh03', 'dh04', 'dh05', 'dh06', 'dh07', 'dh08', 'dh09', 'dh10']</text:p>
          </table:table-cell>
          <table:table-cell office:value-type="string" calcext:value-type="string">
            <text:p>['ap01', 'ap03', 'ap04', 'ap05', 'ap06', 'ap07', 'dh01', 'dh02', 'dh04', 'dh05', 'dh06', 'dh07', 'dh08', 'dh09', 'dh11'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'ap03', 'ap04', 'ap05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6', 'dh07', 'dh08', 'dh09', 'dh10', 'dh11']</text:p>
          </table:table-cell>
          <table:table-cell office:value-type="string" calcext:value-type="string">
            <text:p>['ap01', 'ap04', 'ap05', 'ap06', 'ap07', 'dh01', 'dh02', 'dh03', 'dh04', 'dh05', 'dh06', 'dh07', 'dh08', 'dh09', 'dh10', 'dh11']</text:p>
          </table:table-cell>
          <table:table-cell table:number-columns-repeated="2" office:value-type="string" calcext:value-type="string">
            <text:p>['ap01', 'ap03', 'ap04', 'ap05', 'ap06', 'ap07', 'dh02', 'dh03', 'dh04', 'dh05', 'dh06', 'dh07', 'dh08', 'dh09', 'dh10', 'dh11']</text:p>
          </table:table-cell>
          <table:table-cell table:number-columns-repeated="2" office:value-type="string" calcext:value-type="string">
            <text:p>['ap01', 'ap03', 'ap04', 'ap05', 'ap06', 'ap07', 'dh01', 'dh02', 'dh03', 'dh04', 'dh05', 'dh06', 'dh07', 'dh08', 'dh09', 'dh10']</text:p>
          </table:table-cell>
          <table:table-cell office:value-type="string" calcext:value-type="string">
            <text:p>['ap01', 'ap03', 'ap05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4', 'dh05', 'dh06', 'dh07', 'dh08', 'dh09', 'dh10', 'dh11'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kill_5f_per_5f_horizon" style:display-name="PageStyle_skill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ll_5f_mean" style:display-name="PageStyle_skill_me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mse_5f_per_5f_horizon" style:display-name="PageStyle_rmse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cluded" style:display-name="PageStyle_exclud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meta:creation-date>2020-04-14T13:27:50</meta:creation-date>
    <dc:date>2020-04-14T13:27:50</dc:date>
    <meta:generator>LibreOffice/6.0.7.3$Linux_X86_64 LibreOffice_project/00m0$Build-3</meta:generator>
    <meta:document-statistic meta:table-count="4" meta:cell-count="850" meta:object-count="0"/>
    <meta:user-defined meta:name="AppVersion">3.0</meta:user-defined>
  </office:meta>
</office:document-meta>
</file>